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Linux Network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>
            <text:p>Linux Base</text:p>
          </table:table-cell>
          <table:table-cell table:number-columns-repeated="3"/>
          <table:table-cell office:value-type="string">
            <text:p>Linux Guest</text:p>
          </table:table-cell>
          <table:table-cell/>
          <table:table-cell office:value-type="string">
            <text:p>ratio</text:p>
          </table:table-cell>
        </table:table-row>
        <table:table-row table:style-name="ro1">
          <table:table-cell table:number-columns-repeated="2"/>
          <table:table-cell table:formula="of:=AVERAGE([.C3:.C126])" office:value-type="float" office:value="428.567075072581">
            <text:p>428.57</text:p>
          </table:table-cell>
          <table:table-cell table:number-columns-repeated="3"/>
          <table:table-cell table:formula="of:=AVERAGE([.G3:.G126])" office:value-type="float" office:value="301.986448290323">
            <text:p>301.99</text:p>
          </table:table-cell>
          <table:table-cell/>
          <table:table-cell table:formula="of:=[.G2]/[.C2]" office:value-type="float" office:value="0.704642203881806">
            <text:p>0.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41251">
            <text:p>0.14</text:p>
          </table:table-cell>
          <table:table-cell office:value-type="float" office:value="0.00005401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8588">
            <text:p>0.02</text:p>
          </table:table-cell>
          <table:table-cell office:value-type="float" office:value="0.00041044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282877">
            <text:p>0.28</text:p>
          </table:table-cell>
          <table:table-cell office:value-type="float" office:value="0.00005394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.037139">
            <text:p>0.04</text:p>
          </table:table-cell>
          <table:table-cell office:value-type="float" office:value="0.00041085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42321">
            <text:p>0.42</text:p>
          </table:table-cell>
          <table:table-cell office:value-type="float" office:value="0.00005408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.055482">
            <text:p>0.06</text:p>
          </table:table-cell>
          <table:table-cell office:value-type="float" office:value="0.00041254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563978">
            <text:p>0.56</text:p>
          </table:table-cell>
          <table:table-cell office:value-type="float" office:value="0.00005411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.07381">
            <text:p>0.07</text:p>
          </table:table-cell>
          <table:table-cell office:value-type="float" office:value="0.00041346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845114">
            <text:p>0.85</text:p>
          </table:table-cell>
          <table:table-cell office:value-type="float" office:value="0.00005417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.11105">
            <text:p>0.11</text:p>
          </table:table-cell>
          <table:table-cell office:value-type="float" office:value="0.00041221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128052">
            <text:p>1.13</text:p>
          </table:table-cell>
          <table:table-cell office:value-type="float" office:value="0.00005411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.150084">
            <text:p>0.15</text:p>
          </table:table-cell>
          <table:table-cell office:value-type="float" office:value="0.00040667">
            <text:p>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.69007">
            <text:p>1.69</text:p>
          </table:table-cell>
          <table:table-cell office:value-type="float" office:value="0.00005417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.2193">
            <text:p>0.22</text:p>
          </table:table-cell>
          <table:table-cell office:value-type="float" office:value="0.00041748">
            <text:p>0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831104">
            <text:p>1.83</text:p>
          </table:table-cell>
          <table:table-cell office:value-type="float" office:value="0.00005417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.236558">
            <text:p>0.24</text:p>
          </table:table-cell>
          <table:table-cell office:value-type="float" office:value="0.00041927">
            <text:p>0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.238039">
            <text:p>2.24</text:p>
          </table:table-cell>
          <table:table-cell office:value-type="float" office:value="0.00005454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.298261">
            <text:p>0.3</text:p>
          </table:table-cell>
          <table:table-cell office:value-type="float" office:value="0.00040927">
            <text:p>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.667694">
            <text:p>2.67</text:p>
          </table:table-cell>
          <table:table-cell office:value-type="float" office:value="0.00005434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.360361">
            <text:p>0.36</text:p>
          </table:table-cell>
          <table:table-cell office:value-type="float" office:value="0.00040226">
            <text:p>0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.946746">
            <text:p>2.95</text:p>
          </table:table-cell>
          <table:table-cell office:value-type="float" office:value="0.00005437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0.380751">
            <text:p>0.38</text:p>
          </table:table-cell>
          <table:table-cell office:value-type="float" office:value="0.00042079">
            <text:p>0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.378392">
            <text:p>3.38</text:p>
          </table:table-cell>
          <table:table-cell office:value-type="float" office:value="0.0000542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0.445019">
            <text:p>0.45</text:p>
          </table:table-cell>
          <table:table-cell office:value-type="float" office:value="0.00041146">
            <text:p>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3.783476">
            <text:p>3.78</text:p>
          </table:table-cell>
          <table:table-cell office:value-type="float" office:value="0.00005445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0.500889">
            <text:p>0.5</text:p>
          </table:table-cell>
          <table:table-cell office:value-type="float" office:value="0.00041126">
            <text:p>0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.077737">
            <text:p>4.08</text:p>
          </table:table-cell>
          <table:table-cell office:value-type="float" office:value="0.00005426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0.549777">
            <text:p>0.55</text:p>
          </table:table-cell>
          <table:table-cell office:value-type="float" office:value="0.00040244">
            <text:p>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.497696">
            <text:p>4.5</text:p>
          </table:table-cell>
          <table:table-cell office:value-type="float" office:value="0.00005428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.596419">
            <text:p>0.6</text:p>
          </table:table-cell>
          <table:table-cell office:value-type="float" office:value="0.00040934">
            <text:p>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4.902684">
            <text:p>4.9</text:p>
          </table:table-cell>
          <table:table-cell office:value-type="float" office:value="0.00005447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.660944">
            <text:p>0.66</text:p>
          </table:table-cell>
          <table:table-cell office:value-type="float" office:value="0.00040401">
            <text:p>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6.306508">
            <text:p>6.31</text:p>
          </table:table-cell>
          <table:table-cell office:value-type="float" office:value="0.00005444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.826296">
            <text:p>0.83</text:p>
          </table:table-cell>
          <table:table-cell office:value-type="float" office:value="0.0004155">
            <text:p>0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6.736528">
            <text:p>6.74</text:p>
          </table:table-cell>
          <table:table-cell office:value-type="float" office:value="0.00005436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0.879271">
            <text:p>0.88</text:p>
          </table:table-cell>
          <table:table-cell office:value-type="float" office:value="0.00041649">
            <text:p>0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7.158131">
            <text:p>7.16</text:p>
          </table:table-cell>
          <table:table-cell office:value-type="float" office:value="0.00005436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0.944887">
            <text:p>0.94</text:p>
          </table:table-cell>
          <table:table-cell office:value-type="float" office:value="0.00041179">
            <text:p>0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8.521231">
            <text:p>8.52</text:p>
          </table:table-cell>
          <table:table-cell office:value-type="float" office:value="0.00005462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1.123796">
            <text:p>1.12</text:p>
          </table:table-cell>
          <table:table-cell office:value-type="float" office:value="0.00041413">
            <text:p>0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8.954637">
            <text:p>8.95</text:p>
          </table:table-cell>
          <table:table-cell office:value-type="float" office:value="0.00005453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1.212584">
            <text:p>1.21</text:p>
          </table:table-cell>
          <table:table-cell office:value-type="float" office:value="0.00040268">
            <text:p>0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9.386366">
            <text:p>9.39</text:p>
          </table:table-cell>
          <table:table-cell office:value-type="float" office:value="0.00005446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.233952">
            <text:p>1.23</text:p>
          </table:table-cell>
          <table:table-cell office:value-type="float" office:value="0.00041425">
            <text:p>0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2.961306">
            <text:p>12.96</text:p>
          </table:table-cell>
          <table:table-cell office:value-type="float" office:value="0.00005474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.686875">
            <text:p>1.69</text:p>
          </table:table-cell>
          <table:table-cell office:value-type="float" office:value="0.00042062">
            <text:p>0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3.377622">
            <text:p>13.38</text:p>
          </table:table-cell>
          <table:table-cell office:value-type="float" office:value="0.00005475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.720986">
            <text:p>1.72</text:p>
          </table:table-cell>
          <table:table-cell office:value-type="float" office:value="0.00042558">
            <text:p>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3.748885">
            <text:p>13.75</text:p>
          </table:table-cell>
          <table:table-cell office:value-type="float" office:value="0.00005494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.846425">
            <text:p>1.85</text:p>
          </table:table-cell>
          <table:table-cell office:value-type="float" office:value="0.00040907">
            <text:p>0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7.343846">
            <text:p>17.34</text:p>
          </table:table-cell>
          <table:table-cell office:value-type="float" office:value="0.00005499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2.274409">
            <text:p>2.27</text:p>
          </table:table-cell>
          <table:table-cell office:value-type="float" office:value="0.00041931">
            <text:p>0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7.724244">
            <text:p>17.72</text:p>
          </table:table-cell>
          <table:table-cell office:value-type="float" office:value="0.0000551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2.327614">
            <text:p>2.33</text:p>
          </table:table-cell>
          <table:table-cell office:value-type="float" office:value="0.00041956">
            <text:p>0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18.040976">
            <text:p>18.04</text:p>
          </table:table-cell>
          <table:table-cell office:value-type="float" office:value="0.0000554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.42284">
            <text:p>2.42</text:p>
          </table:table-cell>
          <table:table-cell office:value-type="float" office:value="0.00041251">
            <text:p>0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25.842909">
            <text:p>25.84</text:p>
          </table:table-cell>
          <table:table-cell office:value-type="float" office:value="0.0000558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3.507489">
            <text:p>3.51</text:p>
          </table:table-cell>
          <table:table-cell office:value-type="float" office:value="0.00041111">
            <text:p>0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26.300135">
            <text:p>26.3</text:p>
          </table:table-cell>
          <table:table-cell office:value-type="float" office:value="0.0000557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3.433276">
            <text:p>3.43</text:p>
          </table:table-cell>
          <table:table-cell office:value-type="float" office:value="0.00042666">
            <text:p>0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26.653869">
            <text:p>26.65</text:p>
          </table:table-cell>
          <table:table-cell office:value-type="float" office:value="0.00005582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.558297">
            <text:p>3.56</text:p>
          </table:table-cell>
          <table:table-cell office:value-type="float" office:value="0.0004181">
            <text:p>0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34.174665">
            <text:p>34.17</text:p>
          </table:table-cell>
          <table:table-cell office:value-type="float" office:value="0.00005648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4.697471">
            <text:p>4.7</text:p>
          </table:table-cell>
          <table:table-cell office:value-type="float" office:value="0.00041091">
            <text:p>0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4.431252">
            <text:p>34.43</text:p>
          </table:table-cell>
          <table:table-cell office:value-type="float" office:value="0.00005673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4.623003">
            <text:p>4.62</text:p>
          </table:table-cell>
          <table:table-cell office:value-type="float" office:value="0.00042248">
            <text:p>0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34.961161">
            <text:p>34.96</text:p>
          </table:table-cell>
          <table:table-cell office:value-type="float" office:value="0.00005652">
            <text:p>0</text:p>
          </table:table-cell>
          <table:table-cell/>
          <table:table-cell office:value-type="float" office:value="259">
            <text:p>259</text:p>
          </table:table-cell>
          <table:table-cell office:value-type="float" office:value="4.724925">
            <text:p>4.72</text:p>
          </table:table-cell>
          <table:table-cell office:value-type="float" office:value="0.00041821">
            <text:p>0</text:p>
          </table:table-cell>
          <table:table-cell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50.145012">
            <text:p>50.15</text:p>
          </table:table-cell>
          <table:table-cell office:value-type="float" office:value="0.00005797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6.822618">
            <text:p>6.82</text:p>
          </table:table-cell>
          <table:table-cell office:value-type="float" office:value="0.00042605">
            <text:p>0</text:p>
          </table:table-cell>
          <table:table-cell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50.556232">
            <text:p>50.56</text:p>
          </table:table-cell>
          <table:table-cell office:value-type="float" office:value="0.00005795">
            <text:p>0</text:p>
          </table:table-cell>
          <table:table-cell/>
          <table:table-cell office:value-type="float" office:value="384">
            <text:p>384</text:p>
          </table:table-cell>
          <table:table-cell office:value-type="float" office:value="6.974062">
            <text:p>6.97</text:p>
          </table:table-cell>
          <table:table-cell office:value-type="float" office:value="0.00042008">
            <text:p>0</text:p>
          </table:table-cell>
          <table:table-cell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50.932722">
            <text:p>50.93</text:p>
          </table:table-cell>
          <table:table-cell office:value-type="float" office:value="0.00005797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6.920248">
            <text:p>6.92</text:p>
          </table:table-cell>
          <table:table-cell office:value-type="float" office:value="0.00042666">
            <text:p>0</text:p>
          </table:table-cell>
          <table:table-cell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59.552264">
            <text:p>59.55</text:p>
          </table:table-cell>
          <table:table-cell office:value-type="float" office:value="0.00006521">
            <text:p>0</text:p>
          </table:table-cell>
          <table:table-cell/>
          <table:table-cell office:value-type="float" office:value="509">
            <text:p>509</text:p>
          </table:table-cell>
          <table:table-cell office:value-type="float" office:value="9.182162">
            <text:p>9.18</text:p>
          </table:table-cell>
          <table:table-cell office:value-type="float" office:value="0.00042292">
            <text:p>0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.496521">
            <text:p>60.5</text:p>
          </table:table-cell>
          <table:table-cell office:value-type="float" office:value="0.00006457">
            <text:p>0</text:p>
          </table:table-cell>
          <table:table-cell/>
          <table:table-cell office:value-type="float" office:value="512">
            <text:p>512</text:p>
          </table:table-cell>
          <table:table-cell office:value-type="float" office:value="9.234998">
            <text:p>9.23</text:p>
          </table:table-cell>
          <table:table-cell office:value-type="float" office:value="0.00042298">
            <text:p>0</text:p>
          </table:table-cell>
          <table:table-cell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59.308582">
            <text:p>59.31</text:p>
          </table:table-cell>
          <table:table-cell office:value-type="float" office:value="0.00006625">
            <text:p>0</text:p>
          </table:table-cell>
          <table:table-cell/>
          <table:table-cell office:value-type="float" office:value="515">
            <text:p>515</text:p>
          </table:table-cell>
          <table:table-cell office:value-type="float" office:value="9.235265">
            <text:p>9.24</text:p>
          </table:table-cell>
          <table:table-cell office:value-type="float" office:value="0.00042545">
            <text:p>0</text:p>
          </table:table-cell>
          <table:table-cell/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82.060739">
            <text:p>82.06</text:p>
          </table:table-cell>
          <table:table-cell office:value-type="float" office:value="0.00007112">
            <text:p>0</text:p>
          </table:table-cell>
          <table:table-cell/>
          <table:table-cell office:value-type="float" office:value="765">
            <text:p>765</text:p>
          </table:table-cell>
          <table:table-cell office:value-type="float" office:value="13.432389">
            <text:p>13.43</text:p>
          </table:table-cell>
          <table:table-cell office:value-type="float" office:value="0.00043451">
            <text:p>0</text:p>
          </table:table-cell>
          <table:table-cell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82.122165">
            <text:p>82.12</text:p>
          </table:table-cell>
          <table:table-cell office:value-type="float" office:value="0.00007135">
            <text:p>0</text:p>
          </table:table-cell>
          <table:table-cell/>
          <table:table-cell office:value-type="float" office:value="768">
            <text:p>768</text:p>
          </table:table-cell>
          <table:table-cell office:value-type="float" office:value="13.82099">
            <text:p>13.82</text:p>
          </table:table-cell>
          <table:table-cell office:value-type="float" office:value="0.00042395">
            <text:p>0</text:p>
          </table:table-cell>
          <table:table-cell/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82.707587">
            <text:p>82.71</text:p>
          </table:table-cell>
          <table:table-cell office:value-type="float" office:value="0.00007112">
            <text:p>0</text:p>
          </table:table-cell>
          <table:table-cell/>
          <table:table-cell office:value-type="float" office:value="771">
            <text:p>771</text:p>
          </table:table-cell>
          <table:table-cell office:value-type="float" office:value="13.878485">
            <text:p>13.88</text:p>
          </table:table-cell>
          <table:table-cell office:value-type="float" office:value="0.00042384">
            <text:p>0</text:p>
          </table:table-cell>
          <table:table-cell/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100.068351">
            <text:p>100.07</text:p>
          </table:table-cell>
          <table:table-cell office:value-type="float" office:value="0.00007784">
            <text:p>0</text:p>
          </table:table-cell>
          <table:table-cell/>
          <table:table-cell office:value-type="float" office:value="1021">
            <text:p>1021</text:p>
          </table:table-cell>
          <table:table-cell office:value-type="float" office:value="18.617644">
            <text:p>18.62</text:p>
          </table:table-cell>
          <table:table-cell office:value-type="float" office:value="0.0004184">
            <text:p>0</text:p>
          </table:table-cell>
          <table:table-cell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00.456688">
            <text:p>100.46</text:p>
          </table:table-cell>
          <table:table-cell office:value-type="float" office:value="0.00007777">
            <text:p>0</text:p>
          </table:table-cell>
          <table:table-cell/>
          <table:table-cell office:value-type="float" office:value="1024">
            <text:p>1024</text:p>
          </table:table-cell>
          <table:table-cell office:value-type="float" office:value="18.554238">
            <text:p>18.55</text:p>
          </table:table-cell>
          <table:table-cell office:value-type="float" office:value="0.00042106">
            <text:p>0</text:p>
          </table:table-cell>
          <table:table-cell/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100.762781">
            <text:p>100.76</text:p>
          </table:table-cell>
          <table:table-cell office:value-type="float" office:value="0.00007776">
            <text:p>0</text:p>
          </table:table-cell>
          <table:table-cell/>
          <table:table-cell office:value-type="float" office:value="1027">
            <text:p>1027</text:p>
          </table:table-cell>
          <table:table-cell office:value-type="float" office:value="18.7859">
            <text:p>18.79</text:p>
          </table:table-cell>
          <table:table-cell office:value-type="float" office:value="0.00041709">
            <text:p>0</text:p>
          </table:table-cell>
          <table:table-cell/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121.724008">
            <text:p>121.72</text:p>
          </table:table-cell>
          <table:table-cell office:value-type="float" office:value="0.00009609">
            <text:p>0</text:p>
          </table:table-cell>
          <table:table-cell/>
          <table:table-cell office:value-type="float" office:value="1533">
            <text:p>1533</text:p>
          </table:table-cell>
          <table:table-cell office:value-type="float" office:value="26.106844">
            <text:p>26.11</text:p>
          </table:table-cell>
          <table:table-cell office:value-type="float" office:value="0.000448">
            <text:p>0</text:p>
          </table:table-cell>
          <table:table-cell/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121.933825">
            <text:p>121.93</text:p>
          </table:table-cell>
          <table:table-cell office:value-type="float" office:value="0.00009611">
            <text:p>0</text:p>
          </table:table-cell>
          <table:table-cell/>
          <table:table-cell office:value-type="float" office:value="1536">
            <text:p>1536</text:p>
          </table:table-cell>
          <table:table-cell office:value-type="float" office:value="26.350069">
            <text:p>26.35</text:p>
          </table:table-cell>
          <table:table-cell office:value-type="float" office:value="0.00044473">
            <text:p>0</text:p>
          </table:table-cell>
          <table:table-cell/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122.295737">
            <text:p>122.3</text:p>
          </table:table-cell>
          <table:table-cell office:value-type="float" office:value="0.00009601">
            <text:p>0</text:p>
          </table:table-cell>
          <table:table-cell/>
          <table:table-cell office:value-type="float" office:value="1539">
            <text:p>1539</text:p>
          </table:table-cell>
          <table:table-cell office:value-type="float" office:value="27.16464">
            <text:p>27.16</text:p>
          </table:table-cell>
          <table:table-cell office:value-type="float" office:value="0.00043224">
            <text:p>0</text:p>
          </table:table-cell>
          <table:table-cell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156.07252">
            <text:p>156.07</text:p>
          </table:table-cell>
          <table:table-cell office:value-type="float" office:value="0.00009997">
            <text:p>0</text:p>
          </table:table-cell>
          <table:table-cell/>
          <table:table-cell office:value-type="float" office:value="2045">
            <text:p>2045</text:p>
          </table:table-cell>
          <table:table-cell office:value-type="float" office:value="35.436867">
            <text:p>35.44</text:p>
          </table:table-cell>
          <table:table-cell office:value-type="float" office:value="0.00044028">
            <text:p>0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156.998831">
            <text:p>157</text:p>
          </table:table-cell>
          <table:table-cell office:value-type="float" office:value="0.00009952">
            <text:p>0</text:p>
          </table:table-cell>
          <table:table-cell/>
          <table:table-cell office:value-type="float" office:value="2048">
            <text:p>2048</text:p>
          </table:table-cell>
          <table:table-cell office:value-type="float" office:value="35.93635">
            <text:p>35.94</text:p>
          </table:table-cell>
          <table:table-cell office:value-type="float" office:value="0.0004348">
            <text:p>0</text:p>
          </table:table-cell>
          <table:table-cell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156.293724">
            <text:p>156.29</text:p>
          </table:table-cell>
          <table:table-cell office:value-type="float" office:value="0.00010012">
            <text:p>0</text:p>
          </table:table-cell>
          <table:table-cell/>
          <table:table-cell office:value-type="float" office:value="2051">
            <text:p>2051</text:p>
          </table:table-cell>
          <table:table-cell office:value-type="float" office:value="36.187716">
            <text:p>36.19</text:p>
          </table:table-cell>
          <table:table-cell office:value-type="float" office:value="0.00043241">
            <text:p>0</text:p>
          </table:table-cell>
          <table:table-cell/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198.550417">
            <text:p>198.55</text:p>
          </table:table-cell>
          <table:table-cell office:value-type="float" office:value="0.00011793">
            <text:p>0</text:p>
          </table:table-cell>
          <table:table-cell/>
          <table:table-cell office:value-type="float" office:value="3069">
            <text:p>3069</text:p>
          </table:table-cell>
          <table:table-cell office:value-type="float" office:value="48.211037">
            <text:p>48.21</text:p>
          </table:table-cell>
          <table:table-cell office:value-type="float" office:value="0.00048567">
            <text:p>0</text:p>
          </table:table-cell>
          <table:table-cell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199.749548">
            <text:p>199.75</text:p>
          </table:table-cell>
          <table:table-cell office:value-type="float" office:value="0.00011733">
            <text:p>0</text:p>
          </table:table-cell>
          <table:table-cell/>
          <table:table-cell office:value-type="float" office:value="3072">
            <text:p>3072</text:p>
          </table:table-cell>
          <table:table-cell office:value-type="float" office:value="51.163399">
            <text:p>51.16</text:p>
          </table:table-cell>
          <table:table-cell office:value-type="float" office:value="0.00045809">
            <text:p>0</text:p>
          </table:table-cell>
          <table:table-cell/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199.154085">
            <text:p>199.15</text:p>
          </table:table-cell>
          <table:table-cell office:value-type="float" office:value="0.0001178">
            <text:p>0</text:p>
          </table:table-cell>
          <table:table-cell/>
          <table:table-cell office:value-type="float" office:value="3075">
            <text:p>3075</text:p>
          </table:table-cell>
          <table:table-cell office:value-type="float" office:value="50.634923">
            <text:p>50.63</text:p>
          </table:table-cell>
          <table:table-cell office:value-type="float" office:value="0.00046332">
            <text:p>0</text:p>
          </table:table-cell>
          <table:table-cell/>
        </table:table-row>
        <table:table-row table:style-name="ro1">
          <table:table-cell/>
          <table:table-cell office:value-type="float" office:value="4093">
            <text:p>4093</text:p>
          </table:table-cell>
          <table:table-cell office:value-type="float" office:value="254.955586">
            <text:p>254.96</text:p>
          </table:table-cell>
          <table:table-cell office:value-type="float" office:value="0.00012248">
            <text:p>0</text:p>
          </table:table-cell>
          <table:table-cell/>
          <table:table-cell office:value-type="float" office:value="4093">
            <text:p>4093</text:p>
          </table:table-cell>
          <table:table-cell office:value-type="float" office:value="63.8682">
            <text:p>63.87</text:p>
          </table:table-cell>
          <table:table-cell office:value-type="float" office:value="0.00048893">
            <text:p>0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250.626837">
            <text:p>250.63</text:p>
          </table:table-cell>
          <table:table-cell office:value-type="float" office:value="0.00012469">
            <text:p>0</text:p>
          </table:table-cell>
          <table:table-cell/>
          <table:table-cell office:value-type="float" office:value="4096">
            <text:p>4096</text:p>
          </table:table-cell>
          <table:table-cell office:value-type="float" office:value="62.633244">
            <text:p>62.63</text:p>
          </table:table-cell>
          <table:table-cell office:value-type="float" office:value="0.00049894">
            <text:p>0</text:p>
          </table:table-cell>
          <table:table-cell/>
        </table:table-row>
        <table:table-row table:style-name="ro1">
          <table:table-cell/>
          <table:table-cell office:value-type="float" office:value="4099">
            <text:p>4099</text:p>
          </table:table-cell>
          <table:table-cell office:value-type="float" office:value="254.902509">
            <text:p>254.9</text:p>
          </table:table-cell>
          <table:table-cell office:value-type="float" office:value="0.00012269">
            <text:p>0</text:p>
          </table:table-cell>
          <table:table-cell/>
          <table:table-cell office:value-type="float" office:value="4099">
            <text:p>4099</text:p>
          </table:table-cell>
          <table:table-cell office:value-type="float" office:value="63.133591">
            <text:p>63.13</text:p>
          </table:table-cell>
          <table:table-cell office:value-type="float" office:value="0.00049534">
            <text:p>0</text:p>
          </table:table-cell>
          <table:table-cell/>
        </table:table-row>
        <table:table-row table:style-name="ro1">
          <table:table-cell/>
          <table:table-cell office:value-type="float" office:value="6141">
            <text:p>6141</text:p>
          </table:table-cell>
          <table:table-cell office:value-type="float" office:value="345.684685">
            <text:p>345.68</text:p>
          </table:table-cell>
          <table:table-cell office:value-type="float" office:value="0.00013553">
            <text:p>0</text:p>
          </table:table-cell>
          <table:table-cell/>
          <table:table-cell office:value-type="float" office:value="6141">
            <text:p>6141</text:p>
          </table:table-cell>
          <table:table-cell office:value-type="float" office:value="92.063456">
            <text:p>92.06</text:p>
          </table:table-cell>
          <table:table-cell office:value-type="float" office:value="0.00050891">
            <text:p>0</text:p>
          </table:table-cell>
          <table:table-cell/>
        </table:table-row>
        <table:table-row table:style-name="ro1">
          <table:table-cell/>
          <table:table-cell office:value-type="float" office:value="6144">
            <text:p>6144</text:p>
          </table:table-cell>
          <table:table-cell office:value-type="float" office:value="344.087214">
            <text:p>344.09</text:p>
          </table:table-cell>
          <table:table-cell office:value-type="float" office:value="0.00013623">
            <text:p>0</text:p>
          </table:table-cell>
          <table:table-cell/>
          <table:table-cell office:value-type="float" office:value="6144">
            <text:p>6144</text:p>
          </table:table-cell>
          <table:table-cell office:value-type="float" office:value="90.798418">
            <text:p>90.8</text:p>
          </table:table-cell>
          <table:table-cell office:value-type="float" office:value="0.00051625">
            <text:p>0</text:p>
          </table:table-cell>
          <table:table-cell/>
        </table:table-row>
        <table:table-row table:style-name="ro1">
          <table:table-cell/>
          <table:table-cell office:value-type="float" office:value="6147">
            <text:p>6147</text:p>
          </table:table-cell>
          <table:table-cell office:value-type="float" office:value="345.835467">
            <text:p>345.84</text:p>
          </table:table-cell>
          <table:table-cell office:value-type="float" office:value="0.00013561">
            <text:p>0</text:p>
          </table:table-cell>
          <table:table-cell/>
          <table:table-cell office:value-type="float" office:value="6147">
            <text:p>6147</text:p>
          </table:table-cell>
          <table:table-cell office:value-type="float" office:value="91.300889">
            <text:p>91.3</text:p>
          </table:table-cell>
          <table:table-cell office:value-type="float" office:value="0.00051366">
            <text:p>0</text:p>
          </table:table-cell>
          <table:table-cell/>
        </table:table-row>
        <table:table-row table:style-name="ro1">
          <table:table-cell/>
          <table:table-cell office:value-type="float" office:value="8189">
            <text:p>8189</text:p>
          </table:table-cell>
          <table:table-cell office:value-type="float" office:value="390.754871">
            <text:p>390.75</text:p>
          </table:table-cell>
          <table:table-cell office:value-type="float" office:value="0.00015989">
            <text:p>0</text:p>
          </table:table-cell>
          <table:table-cell/>
          <table:table-cell office:value-type="float" office:value="8189">
            <text:p>8189</text:p>
          </table:table-cell>
          <table:table-cell office:value-type="float" office:value="117.695695">
            <text:p>117.7</text:p>
          </table:table-cell>
          <table:table-cell office:value-type="float" office:value="0.00053084">
            <text:p>0</text:p>
          </table:table-cell>
          <table:table-cell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392.492342">
            <text:p>392.49</text:p>
          </table:table-cell>
          <table:table-cell office:value-type="float" office:value="0.00015924">
            <text:p>0</text:p>
          </table:table-cell>
          <table:table-cell/>
          <table:table-cell office:value-type="float" office:value="8192">
            <text:p>8192</text:p>
          </table:table-cell>
          <table:table-cell office:value-type="float" office:value="115.355581">
            <text:p>115.36</text:p>
          </table:table-cell>
          <table:table-cell office:value-type="float" office:value="0.0005418">
            <text:p>0</text:p>
          </table:table-cell>
          <table:table-cell/>
        </table:table-row>
        <table:table-row table:style-name="ro1">
          <table:table-cell/>
          <table:table-cell office:value-type="float" office:value="8195">
            <text:p>8195</text:p>
          </table:table-cell>
          <table:table-cell office:value-type="float" office:value="393.103356">
            <text:p>393.1</text:p>
          </table:table-cell>
          <table:table-cell office:value-type="float" office:value="0.00015905">
            <text:p>0</text:p>
          </table:table-cell>
          <table:table-cell/>
          <table:table-cell office:value-type="float" office:value="8195">
            <text:p>8195</text:p>
          </table:table-cell>
          <table:table-cell office:value-type="float" office:value="118.56719">
            <text:p>118.57</text:p>
          </table:table-cell>
          <table:table-cell office:value-type="float" office:value="0.00052732">
            <text:p>0</text:p>
          </table:table-cell>
          <table:table-cell/>
        </table:table-row>
        <table:table-row table:style-name="ro1">
          <table:table-cell/>
          <table:table-cell office:value-type="float" office:value="12285">
            <text:p>12285</text:p>
          </table:table-cell>
          <table:table-cell office:value-type="float" office:value="458.016912">
            <text:p>458.02</text:p>
          </table:table-cell>
          <table:table-cell office:value-type="float" office:value="0.00020464">
            <text:p>0</text:p>
          </table:table-cell>
          <table:table-cell/>
          <table:table-cell office:value-type="float" office:value="12285">
            <text:p>12285</text:p>
          </table:table-cell>
          <table:table-cell office:value-type="float" office:value="173.035155">
            <text:p>173.04</text:p>
          </table:table-cell>
          <table:table-cell office:value-type="float" office:value="0.00054167">
            <text:p>0</text:p>
          </table:table-cell>
          <table:table-cell/>
        </table:table-row>
        <table:table-row table:style-name="ro1">
          <table:table-cell/>
          <table:table-cell office:value-type="float" office:value="12288">
            <text:p>12288</text:p>
          </table:table-cell>
          <table:table-cell office:value-type="float" office:value="458.614416">
            <text:p>458.61</text:p>
          </table:table-cell>
          <table:table-cell office:value-type="float" office:value="0.00020442">
            <text:p>0</text:p>
          </table:table-cell>
          <table:table-cell/>
          <table:table-cell office:value-type="float" office:value="12288">
            <text:p>12288</text:p>
          </table:table-cell>
          <table:table-cell office:value-type="float" office:value="169.478722">
            <text:p>169.48</text:p>
          </table:table-cell>
          <table:table-cell office:value-type="float" office:value="0.00055317">
            <text:p>0</text:p>
          </table:table-cell>
          <table:table-cell/>
        </table:table-row>
        <table:table-row table:style-name="ro1">
          <table:table-cell/>
          <table:table-cell office:value-type="float" office:value="12291">
            <text:p>12291</text:p>
          </table:table-cell>
          <table:table-cell office:value-type="float" office:value="458.403136">
            <text:p>458.4</text:p>
          </table:table-cell>
          <table:table-cell office:value-type="float" office:value="0.00020456">
            <text:p>0</text:p>
          </table:table-cell>
          <table:table-cell/>
          <table:table-cell office:value-type="float" office:value="12291">
            <text:p>12291</text:p>
          </table:table-cell>
          <table:table-cell office:value-type="float" office:value="168.294424">
            <text:p>168.29</text:p>
          </table:table-cell>
          <table:table-cell office:value-type="float" office:value="0.0005572">
            <text:p>0</text:p>
          </table:table-cell>
          <table:table-cell/>
        </table:table-row>
        <table:table-row table:style-name="ro1">
          <table:table-cell/>
          <table:table-cell office:value-type="float" office:value="16381">
            <text:p>16381</text:p>
          </table:table-cell>
          <table:table-cell office:value-type="float" office:value="532.240919">
            <text:p>532.24</text:p>
          </table:table-cell>
          <table:table-cell office:value-type="float" office:value="0.00023481">
            <text:p>0</text:p>
          </table:table-cell>
          <table:table-cell/>
          <table:table-cell office:value-type="float" office:value="16381">
            <text:p>16381</text:p>
          </table:table-cell>
          <table:table-cell office:value-type="float" office:value="219.915026">
            <text:p>219.92</text:p>
          </table:table-cell>
          <table:table-cell office:value-type="float" office:value="0.0005683">
            <text:p>0</text:p>
          </table:table-cell>
          <table:table-cell/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512.999589">
            <text:p>513</text:p>
          </table:table-cell>
          <table:table-cell office:value-type="float" office:value="0.00024366">
            <text:p>0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17.669909">
            <text:p>217.67</text:p>
          </table:table-cell>
          <table:table-cell office:value-type="float" office:value="0.00057426">
            <text:p>0</text:p>
          </table:table-cell>
          <table:table-cell/>
        </table:table-row>
        <table:table-row table:style-name="ro1">
          <table:table-cell/>
          <table:table-cell office:value-type="float" office:value="16387">
            <text:p>16387</text:p>
          </table:table-cell>
          <table:table-cell office:value-type="float" office:value="513.584937">
            <text:p>513.58</text:p>
          </table:table-cell>
          <table:table-cell office:value-type="float" office:value="0.00024343">
            <text:p>0</text:p>
          </table:table-cell>
          <table:table-cell/>
          <table:table-cell office:value-type="float" office:value="16387">
            <text:p>16387</text:p>
          </table:table-cell>
          <table:table-cell office:value-type="float" office:value="221.182739">
            <text:p>221.18</text:p>
          </table:table-cell>
          <table:table-cell office:value-type="float" office:value="0.00056525">
            <text:p>0</text:p>
          </table:table-cell>
          <table:table-cell/>
        </table:table-row>
        <table:table-row table:style-name="ro1">
          <table:table-cell/>
          <table:table-cell office:value-type="float" office:value="24573">
            <text:p>24573</text:p>
          </table:table-cell>
          <table:table-cell office:value-type="float" office:value="622.902972">
            <text:p>622.9</text:p>
          </table:table-cell>
          <table:table-cell office:value-type="float" office:value="0.00030097">
            <text:p>0</text:p>
          </table:table-cell>
          <table:table-cell/>
          <table:table-cell office:value-type="float" office:value="24573">
            <text:p>24573</text:p>
          </table:table-cell>
          <table:table-cell office:value-type="float" office:value="320.486006">
            <text:p>320.49</text:p>
          </table:table-cell>
          <table:table-cell office:value-type="float" office:value="0.00058498">
            <text:p>0</text:p>
          </table:table-cell>
          <table:table-cell/>
        </table:table-row>
        <table:table-row table:style-name="ro1">
          <table:table-cell/>
          <table:table-cell office:value-type="float" office:value="24576">
            <text:p>24576</text:p>
          </table:table-cell>
          <table:table-cell office:value-type="float" office:value="624.896305">
            <text:p>624.9</text:p>
          </table:table-cell>
          <table:table-cell office:value-type="float" office:value="0.00030005">
            <text:p>0</text:p>
          </table:table-cell>
          <table:table-cell/>
          <table:table-cell office:value-type="float" office:value="24576">
            <text:p>24576</text:p>
          </table:table-cell>
          <table:table-cell office:value-type="float" office:value="332.906222">
            <text:p>332.91</text:p>
          </table:table-cell>
          <table:table-cell office:value-type="float" office:value="0.00056322">
            <text:p>0</text:p>
          </table:table-cell>
          <table:table-cell/>
        </table:table-row>
        <table:table-row table:style-name="ro1">
          <table:table-cell/>
          <table:table-cell office:value-type="float" office:value="24579">
            <text:p>24579</text:p>
          </table:table-cell>
          <table:table-cell office:value-type="float" office:value="622.478324">
            <text:p>622.48</text:p>
          </table:table-cell>
          <table:table-cell office:value-type="float" office:value="0.00030125">
            <text:p>0</text:p>
          </table:table-cell>
          <table:table-cell/>
          <table:table-cell office:value-type="float" office:value="24579">
            <text:p>24579</text:p>
          </table:table-cell>
          <table:table-cell office:value-type="float" office:value="314.499263">
            <text:p>314.5</text:p>
          </table:table-cell>
          <table:table-cell office:value-type="float" office:value="0.00059626">
            <text:p>0</text:p>
          </table:table-cell>
          <table:table-cell/>
        </table:table-row>
        <table:table-row table:style-name="ro1">
          <table:table-cell/>
          <table:table-cell office:value-type="float" office:value="32765">
            <text:p>32765</text:p>
          </table:table-cell>
          <table:table-cell office:value-type="float" office:value="661.847021">
            <text:p>661.85</text:p>
          </table:table-cell>
          <table:table-cell office:value-type="float" office:value="0.0003777">
            <text:p>0</text:p>
          </table:table-cell>
          <table:table-cell/>
          <table:table-cell office:value-type="float" office:value="32765">
            <text:p>32765</text:p>
          </table:table-cell>
          <table:table-cell office:value-type="float" office:value="314.537371">
            <text:p>314.54</text:p>
          </table:table-cell>
          <table:table-cell office:value-type="float" office:value="0.00079475">
            <text:p>0</text:p>
          </table:table-cell>
          <table:table-cell/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666.28172">
            <text:p>666.28</text:p>
          </table:table-cell>
          <table:table-cell office:value-type="float" office:value="0.00037522">
            <text:p>0</text:p>
          </table:table-cell>
          <table:table-cell/>
          <table:table-cell office:value-type="float" office:value="32768">
            <text:p>32768</text:p>
          </table:table-cell>
          <table:table-cell office:value-type="float" office:value="372.479241">
            <text:p>372.48</text:p>
          </table:table-cell>
          <table:table-cell office:value-type="float" office:value="0.00067118">
            <text:p>0</text:p>
          </table:table-cell>
          <table:table-cell/>
        </table:table-row>
        <table:table-row table:style-name="ro1">
          <table:table-cell/>
          <table:table-cell office:value-type="float" office:value="32771">
            <text:p>32771</text:p>
          </table:table-cell>
          <table:table-cell office:value-type="float" office:value="661.883315">
            <text:p>661.88</text:p>
          </table:table-cell>
          <table:table-cell office:value-type="float" office:value="0.00037774">
            <text:p>0</text:p>
          </table:table-cell>
          <table:table-cell/>
          <table:table-cell office:value-type="float" office:value="32771">
            <text:p>32771</text:p>
          </table:table-cell>
          <table:table-cell office:value-type="float" office:value="375.589138">
            <text:p>375.59</text:p>
          </table:table-cell>
          <table:table-cell office:value-type="float" office:value="0.00066568">
            <text:p>0</text:p>
          </table:table-cell>
          <table:table-cell/>
        </table:table-row>
        <table:table-row table:style-name="ro1">
          <table:table-cell/>
          <table:table-cell office:value-type="float" office:value="49149">
            <text:p>49149</text:p>
          </table:table-cell>
          <table:table-cell office:value-type="float" office:value="693.074859">
            <text:p>693.07</text:p>
          </table:table-cell>
          <table:table-cell office:value-type="float" office:value="0.00054103">
            <text:p>0</text:p>
          </table:table-cell>
          <table:table-cell/>
          <table:table-cell office:value-type="float" office:value="49149">
            <text:p>49149</text:p>
          </table:table-cell>
          <table:table-cell office:value-type="float" office:value="422.779097">
            <text:p>422.78</text:p>
          </table:table-cell>
          <table:table-cell office:value-type="float" office:value="0.00088693">
            <text:p>0</text:p>
          </table:table-cell>
          <table:table-cell/>
        </table:table-row>
        <table:table-row table:style-name="ro1">
          <table:table-cell/>
          <table:table-cell office:value-type="float" office:value="49152">
            <text:p>49152</text:p>
          </table:table-cell>
          <table:table-cell office:value-type="float" office:value="693.197003">
            <text:p>693.2</text:p>
          </table:table-cell>
          <table:table-cell office:value-type="float" office:value="0.00054097">
            <text:p>0</text:p>
          </table:table-cell>
          <table:table-cell/>
          <table:table-cell office:value-type="float" office:value="49152">
            <text:p>49152</text:p>
          </table:table-cell>
          <table:table-cell office:value-type="float" office:value="436.686611">
            <text:p>436.69</text:p>
          </table:table-cell>
          <table:table-cell office:value-type="float" office:value="0.00085874">
            <text:p>0</text:p>
          </table:table-cell>
          <table:table-cell/>
        </table:table-row>
        <table:table-row table:style-name="ro1">
          <table:table-cell/>
          <table:table-cell office:value-type="float" office:value="49155">
            <text:p>49155</text:p>
          </table:table-cell>
          <table:table-cell office:value-type="float" office:value="693.56362">
            <text:p>693.56</text:p>
          </table:table-cell>
          <table:table-cell office:value-type="float" office:value="0.00054072">
            <text:p>0</text:p>
          </table:table-cell>
          <table:table-cell/>
          <table:table-cell office:value-type="float" office:value="49155">
            <text:p>49155</text:p>
          </table:table-cell>
          <table:table-cell office:value-type="float" office:value="419.579885">
            <text:p>419.58</text:p>
          </table:table-cell>
          <table:table-cell office:value-type="float" office:value="0.00089381">
            <text:p>0</text:p>
          </table:table-cell>
          <table:table-cell/>
        </table:table-row>
        <table:table-row table:style-name="ro1">
          <table:table-cell/>
          <table:table-cell office:value-type="float" office:value="65533">
            <text:p>65533</text:p>
          </table:table-cell>
          <table:table-cell office:value-type="float" office:value="731.636459">
            <text:p>731.64</text:p>
          </table:table-cell>
          <table:table-cell office:value-type="float" office:value="0.00068337">
            <text:p>0</text:p>
          </table:table-cell>
          <table:table-cell/>
          <table:table-cell office:value-type="float" office:value="65533">
            <text:p>65533</text:p>
          </table:table-cell>
          <table:table-cell office:value-type="float" office:value="344.413575">
            <text:p>344.41</text:p>
          </table:table-cell>
          <table:table-cell office:value-type="float" office:value="0.00145168">
            <text:p>0</text:p>
          </table:table-cell>
          <table:table-cell/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730.495321">
            <text:p>730.5</text:p>
          </table:table-cell>
          <table:table-cell office:value-type="float" office:value="0.00068447">
            <text:p>0</text:p>
          </table:table-cell>
          <table:table-cell/>
          <table:table-cell office:value-type="float" office:value="65536">
            <text:p>65536</text:p>
          </table:table-cell>
          <table:table-cell office:value-type="float" office:value="482.433745">
            <text:p>482.43</text:p>
          </table:table-cell>
          <table:table-cell office:value-type="float" office:value="0.00103641">
            <text:p>0</text:p>
          </table:table-cell>
          <table:table-cell/>
        </table:table-row>
        <table:table-row table:style-name="ro1">
          <table:table-cell/>
          <table:table-cell office:value-type="float" office:value="65539">
            <text:p>65539</text:p>
          </table:table-cell>
          <table:table-cell office:value-type="float" office:value="731.729846">
            <text:p>731.73</text:p>
          </table:table-cell>
          <table:table-cell office:value-type="float" office:value="0.00068334">
            <text:p>0</text:p>
          </table:table-cell>
          <table:table-cell/>
          <table:table-cell office:value-type="float" office:value="65539">
            <text:p>65539</text:p>
          </table:table-cell>
          <table:table-cell office:value-type="float" office:value="465.263932">
            <text:p>465.26</text:p>
          </table:table-cell>
          <table:table-cell office:value-type="float" office:value="0.00107471">
            <text:p>0</text:p>
          </table:table-cell>
          <table:table-cell/>
        </table:table-row>
        <table:table-row table:style-name="ro1">
          <table:table-cell/>
          <table:table-cell office:value-type="float" office:value="98301">
            <text:p>98301</text:p>
          </table:table-cell>
          <table:table-cell office:value-type="float" office:value="779.368329">
            <text:p>779.37</text:p>
          </table:table-cell>
          <table:table-cell office:value-type="float" office:value="0.00096229">
            <text:p>0</text:p>
          </table:table-cell>
          <table:table-cell/>
          <table:table-cell office:value-type="float" office:value="98301">
            <text:p>98301</text:p>
          </table:table-cell>
          <table:table-cell office:value-type="float" office:value="408.772412">
            <text:p>408.77</text:p>
          </table:table-cell>
          <table:table-cell office:value-type="float" office:value="0.00183471">
            <text:p>0</text:p>
          </table:table-cell>
          <table:table-cell/>
        </table:table-row>
        <table:table-row table:style-name="ro1">
          <table:table-cell/>
          <table:table-cell office:value-type="float" office:value="98304">
            <text:p>98304</text:p>
          </table:table-cell>
          <table:table-cell office:value-type="float" office:value="781.232276">
            <text:p>781.23</text:p>
          </table:table-cell>
          <table:table-cell office:value-type="float" office:value="0.00096002">
            <text:p>0</text:p>
          </table:table-cell>
          <table:table-cell/>
          <table:table-cell office:value-type="float" office:value="98304">
            <text:p>98304</text:p>
          </table:table-cell>
          <table:table-cell office:value-type="float" office:value="547.973215">
            <text:p>547.97</text:p>
          </table:table-cell>
          <table:table-cell office:value-type="float" office:value="0.00136868">
            <text:p>0</text:p>
          </table:table-cell>
          <table:table-cell/>
        </table:table-row>
        <table:table-row table:style-name="ro1">
          <table:table-cell/>
          <table:table-cell office:value-type="float" office:value="98307">
            <text:p>98307</text:p>
          </table:table-cell>
          <table:table-cell office:value-type="float" office:value="780.442914">
            <text:p>780.44</text:p>
          </table:table-cell>
          <table:table-cell office:value-type="float" office:value="0.00096102">
            <text:p>0</text:p>
          </table:table-cell>
          <table:table-cell/>
          <table:table-cell office:value-type="float" office:value="98307">
            <text:p>98307</text:p>
          </table:table-cell>
          <table:table-cell office:value-type="float" office:value="562.204908">
            <text:p>562.2</text:p>
          </table:table-cell>
          <table:table-cell office:value-type="float" office:value="0.00133407">
            <text:p>0</text:p>
          </table:table-cell>
          <table:table-cell/>
        </table:table-row>
        <table:table-row table:style-name="ro1">
          <table:table-cell/>
          <table:table-cell office:value-type="float" office:value="131069">
            <text:p>131069</text:p>
          </table:table-cell>
          <table:table-cell office:value-type="float" office:value="811.912377">
            <text:p>811.91</text:p>
          </table:table-cell>
          <table:table-cell office:value-type="float" office:value="0.00123163">
            <text:p>0</text:p>
          </table:table-cell>
          <table:table-cell/>
          <table:table-cell office:value-type="float" office:value="131069">
            <text:p>131069</text:p>
          </table:table-cell>
          <table:table-cell office:value-type="float" office:value="602.834625">
            <text:p>602.83</text:p>
          </table:table-cell>
          <table:table-cell office:value-type="float" office:value="0.00165879">
            <text:p>0</text:p>
          </table:table-cell>
          <table:table-cell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812.993383">
            <text:p>812.99</text:p>
          </table:table-cell>
          <table:table-cell office:value-type="float" office:value="0.00123002">
            <text:p>0</text:p>
          </table:table-cell>
          <table:table-cell/>
          <table:table-cell office:value-type="float" office:value="131072">
            <text:p>131072</text:p>
          </table:table-cell>
          <table:table-cell office:value-type="float" office:value="633.426555">
            <text:p>633.43</text:p>
          </table:table-cell>
          <table:table-cell office:value-type="float" office:value="0.00157871">
            <text:p>0</text:p>
          </table:table-cell>
          <table:table-cell/>
        </table:table-row>
        <table:table-row table:style-name="ro1">
          <table:table-cell/>
          <table:table-cell office:value-type="float" office:value="131075">
            <text:p>131075</text:p>
          </table:table-cell>
          <table:table-cell office:value-type="float" office:value="811.293977">
            <text:p>811.29</text:p>
          </table:table-cell>
          <table:table-cell office:value-type="float" office:value="0.00123263">
            <text:p>0</text:p>
          </table:table-cell>
          <table:table-cell/>
          <table:table-cell office:value-type="float" office:value="131075">
            <text:p>131075</text:p>
          </table:table-cell>
          <table:table-cell office:value-type="float" office:value="597.224345">
            <text:p>597.22</text:p>
          </table:table-cell>
          <table:table-cell office:value-type="float" office:value="0.00167445">
            <text:p>0</text:p>
          </table:table-cell>
          <table:table-cell/>
        </table:table-row>
        <table:table-row table:style-name="ro1">
          <table:table-cell/>
          <table:table-cell office:value-type="float" office:value="196605">
            <text:p>196605</text:p>
          </table:table-cell>
          <table:table-cell office:value-type="float" office:value="836.970396">
            <text:p>836.97</text:p>
          </table:table-cell>
          <table:table-cell office:value-type="float" office:value="0.00179215">
            <text:p>0</text:p>
          </table:table-cell>
          <table:table-cell/>
          <table:table-cell office:value-type="float" office:value="196605">
            <text:p>196605</text:p>
          </table:table-cell>
          <table:table-cell office:value-type="float" office:value="573.189666">
            <text:p>573.19</text:p>
          </table:table-cell>
          <table:table-cell office:value-type="float" office:value="0.00261689">
            <text:p>0</text:p>
          </table:table-cell>
          <table:table-cell/>
        </table:table-row>
        <table:table-row table:style-name="ro1">
          <table:table-cell/>
          <table:table-cell office:value-type="float" office:value="196608">
            <text:p>196608</text:p>
          </table:table-cell>
          <table:table-cell office:value-type="float" office:value="836.611746">
            <text:p>836.61</text:p>
          </table:table-cell>
          <table:table-cell office:value-type="float" office:value="0.00179295">
            <text:p>0</text:p>
          </table:table-cell>
          <table:table-cell/>
          <table:table-cell office:value-type="float" office:value="196608">
            <text:p>196608</text:p>
          </table:table-cell>
          <table:table-cell office:value-type="float" office:value="608.218407">
            <text:p>608.22</text:p>
          </table:table-cell>
          <table:table-cell office:value-type="float" office:value="0.00246622">
            <text:p>0</text:p>
          </table:table-cell>
          <table:table-cell/>
        </table:table-row>
        <table:table-row table:style-name="ro1">
          <table:table-cell/>
          <table:table-cell office:value-type="float" office:value="196611">
            <text:p>196611</text:p>
          </table:table-cell>
          <table:table-cell office:value-type="float" office:value="837.205223">
            <text:p>837.21</text:p>
          </table:table-cell>
          <table:table-cell office:value-type="float" office:value="0.0017917">
            <text:p>0</text:p>
          </table:table-cell>
          <table:table-cell/>
          <table:table-cell office:value-type="float" office:value="196611">
            <text:p>196611</text:p>
          </table:table-cell>
          <table:table-cell office:value-type="float" office:value="584.867957">
            <text:p>584.87</text:p>
          </table:table-cell>
          <table:table-cell office:value-type="float" office:value="0.00256472">
            <text:p>0</text:p>
          </table:table-cell>
          <table:table-cell/>
        </table:table-row>
        <table:table-row table:style-name="ro1">
          <table:table-cell/>
          <table:table-cell office:value-type="float" office:value="262141">
            <text:p>262141</text:p>
          </table:table-cell>
          <table:table-cell office:value-type="float" office:value="850.661213">
            <text:p>850.66</text:p>
          </table:table-cell>
          <table:table-cell office:value-type="float" office:value="0.00235109">
            <text:p>0</text:p>
          </table:table-cell>
          <table:table-cell/>
          <table:table-cell office:value-type="float" office:value="262141">
            <text:p>262141</text:p>
          </table:table-cell>
          <table:table-cell office:value-type="float" office:value="631.09777">
            <text:p>631.1</text:p>
          </table:table-cell>
          <table:table-cell office:value-type="float" office:value="0.00316904">
            <text:p>0</text:p>
          </table:table-cell>
          <table:table-cell/>
        </table:table-row>
        <table:table-row table:style-name="ro1">
          <table:table-cell/>
          <table:table-cell office:value-type="float" office:value="262144">
            <text:p>262144</text:p>
          </table:table-cell>
          <table:table-cell office:value-type="float" office:value="850.944208">
            <text:p>850.94</text:p>
          </table:table-cell>
          <table:table-cell office:value-type="float" office:value="0.00235033">
            <text:p>0</text:p>
          </table:table-cell>
          <table:table-cell/>
          <table:table-cell office:value-type="float" office:value="262144">
            <text:p>262144</text:p>
          </table:table-cell>
          <table:table-cell office:value-type="float" office:value="698.453773">
            <text:p>698.45</text:p>
          </table:table-cell>
          <table:table-cell office:value-type="float" office:value="0.00286347">
            <text:p>0</text:p>
          </table:table-cell>
          <table:table-cell/>
        </table:table-row>
        <table:table-row table:style-name="ro1">
          <table:table-cell/>
          <table:table-cell office:value-type="float" office:value="262147">
            <text:p>262147</text:p>
          </table:table-cell>
          <table:table-cell office:value-type="float" office:value="850.419912">
            <text:p>850.42</text:p>
          </table:table-cell>
          <table:table-cell office:value-type="float" office:value="0.00235181">
            <text:p>0</text:p>
          </table:table-cell>
          <table:table-cell/>
          <table:table-cell office:value-type="float" office:value="262147">
            <text:p>262147</text:p>
          </table:table-cell>
          <table:table-cell office:value-type="float" office:value="718.718151">
            <text:p>718.72</text:p>
          </table:table-cell>
          <table:table-cell office:value-type="float" office:value="0.00278276">
            <text:p>0</text:p>
          </table:table-cell>
          <table:table-cell/>
        </table:table-row>
        <table:table-row table:style-name="ro1">
          <table:table-cell/>
          <table:table-cell office:value-type="float" office:value="393213">
            <text:p>393213</text:p>
          </table:table-cell>
          <table:table-cell office:value-type="float" office:value="867.63652">
            <text:p>867.64</text:p>
          </table:table-cell>
          <table:table-cell office:value-type="float" office:value="0.00345764">
            <text:p>0</text:p>
          </table:table-cell>
          <table:table-cell/>
          <table:table-cell office:value-type="float" office:value="393213">
            <text:p>393213</text:p>
          </table:table-cell>
          <table:table-cell office:value-type="float" office:value="748.728556">
            <text:p>748.73</text:p>
          </table:table-cell>
          <table:table-cell office:value-type="float" office:value="0.00400676">
            <text:p>0</text:p>
          </table:table-cell>
          <table:table-cell/>
        </table:table-row>
        <table:table-row table:style-name="ro1">
          <table:table-cell/>
          <table:table-cell office:value-type="float" office:value="393216">
            <text:p>393216</text:p>
          </table:table-cell>
          <table:table-cell office:value-type="float" office:value="867.157519">
            <text:p>867.16</text:p>
          </table:table-cell>
          <table:table-cell office:value-type="float" office:value="0.00345958">
            <text:p>0</text:p>
          </table:table-cell>
          <table:table-cell/>
          <table:table-cell office:value-type="float" office:value="393216">
            <text:p>393216</text:p>
          </table:table-cell>
          <table:table-cell office:value-type="float" office:value="738.02998">
            <text:p>738.03</text:p>
          </table:table-cell>
          <table:table-cell office:value-type="float" office:value="0.00406488">
            <text:p>0</text:p>
          </table:table-cell>
          <table:table-cell/>
        </table:table-row>
        <table:table-row table:style-name="ro1">
          <table:table-cell/>
          <table:table-cell office:value-type="float" office:value="393219">
            <text:p>393219</text:p>
          </table:table-cell>
          <table:table-cell office:value-type="float" office:value="867.434717">
            <text:p>867.43</text:p>
          </table:table-cell>
          <table:table-cell office:value-type="float" office:value="0.0034585">
            <text:p>0</text:p>
          </table:table-cell>
          <table:table-cell/>
          <table:table-cell office:value-type="float" office:value="393219">
            <text:p>393219</text:p>
          </table:table-cell>
          <table:table-cell office:value-type="float" office:value="743.996002">
            <text:p>744</text:p>
          </table:table-cell>
          <table:table-cell office:value-type="float" office:value="0.00403231">
            <text:p>0</text:p>
          </table:table-cell>
          <table:table-cell/>
        </table:table-row>
        <table:table-row table:style-name="ro1">
          <table:table-cell/>
          <table:table-cell office:value-type="float" office:value="524285">
            <text:p>524285</text:p>
          </table:table-cell>
          <table:table-cell office:value-type="float" office:value="874.172572">
            <text:p>874.17</text:p>
          </table:table-cell>
          <table:table-cell office:value-type="float" office:value="0.00457573">
            <text:p>0</text:p>
          </table:table-cell>
          <table:table-cell/>
          <table:table-cell office:value-type="float" office:value="524285">
            <text:p>524285</text:p>
          </table:table-cell>
          <table:table-cell office:value-type="float" office:value="765.270262">
            <text:p>765.27</text:p>
          </table:table-cell>
          <table:table-cell office:value-type="float" office:value="0.00522688">
            <text:p>0.01</text:p>
          </table:table-cell>
          <table:table-cell/>
        </table:table-row>
        <table:table-row table:style-name="ro1">
          <table:table-cell/>
          <table:table-cell office:value-type="float" office:value="524288">
            <text:p>524288</text:p>
          </table:table-cell>
          <table:table-cell office:value-type="float" office:value="874.286905">
            <text:p>874.29</text:p>
          </table:table-cell>
          <table:table-cell office:value-type="float" office:value="0.00457516">
            <text:p>0</text:p>
          </table:table-cell>
          <table:table-cell/>
          <table:table-cell office:value-type="float" office:value="524288">
            <text:p>524288</text:p>
          </table:table-cell>
          <table:table-cell office:value-type="float" office:value="763.084512">
            <text:p>763.08</text:p>
          </table:table-cell>
          <table:table-cell office:value-type="float" office:value="0.00524188">
            <text:p>0.01</text:p>
          </table:table-cell>
          <table:table-cell/>
        </table:table-row>
        <table:table-row table:style-name="ro1">
          <table:table-cell/>
          <table:table-cell office:value-type="float" office:value="524291">
            <text:p>524291</text:p>
          </table:table-cell>
          <table:table-cell office:value-type="float" office:value="874.207629">
            <text:p>874.21</text:p>
          </table:table-cell>
          <table:table-cell office:value-type="float" office:value="0.0045756">
            <text:p>0</text:p>
          </table:table-cell>
          <table:table-cell/>
          <table:table-cell office:value-type="float" office:value="524291">
            <text:p>524291</text:p>
          </table:table-cell>
          <table:table-cell office:value-type="float" office:value="767.030865">
            <text:p>767.03</text:p>
          </table:table-cell>
          <table:table-cell office:value-type="float" office:value="0.00521494">
            <text:p>0.01</text:p>
          </table:table-cell>
          <table:table-cell/>
        </table:table-row>
        <table:table-row table:style-name="ro1">
          <table:table-cell/>
          <table:table-cell office:value-type="float" office:value="786429">
            <text:p>786429</text:p>
          </table:table-cell>
          <table:table-cell office:value-type="float" office:value="880.776699">
            <text:p>880.78</text:p>
          </table:table-cell>
          <table:table-cell office:value-type="float" office:value="0.00681214">
            <text:p>0.01</text:p>
          </table:table-cell>
          <table:table-cell/>
          <table:table-cell office:value-type="float" office:value="786429">
            <text:p>786429</text:p>
          </table:table-cell>
          <table:table-cell office:value-type="float" office:value="761.987986">
            <text:p>761.99</text:p>
          </table:table-cell>
          <table:table-cell office:value-type="float" office:value="0.00787411">
            <text:p>0.01</text:p>
          </table:table-cell>
          <table:table-cell/>
        </table:table-row>
        <table:table-row table:style-name="ro1">
          <table:table-cell/>
          <table:table-cell office:value-type="float" office:value="786432">
            <text:p>786432</text:p>
          </table:table-cell>
          <table:table-cell office:value-type="float" office:value="880.252215">
            <text:p>880.25</text:p>
          </table:table-cell>
          <table:table-cell office:value-type="float" office:value="0.00681623">
            <text:p>0.01</text:p>
          </table:table-cell>
          <table:table-cell/>
          <table:table-cell office:value-type="float" office:value="786432">
            <text:p>786432</text:p>
          </table:table-cell>
          <table:table-cell office:value-type="float" office:value="689.002195">
            <text:p>689</text:p>
          </table:table-cell>
          <table:table-cell office:value-type="float" office:value="0.00870825">
            <text:p>0.01</text:p>
          </table:table-cell>
          <table:table-cell/>
        </table:table-row>
        <table:table-row table:style-name="ro1">
          <table:table-cell/>
          <table:table-cell office:value-type="float" office:value="786435">
            <text:p>786435</text:p>
          </table:table-cell>
          <table:table-cell office:value-type="float" office:value="880.219653">
            <text:p>880.22</text:p>
          </table:table-cell>
          <table:table-cell office:value-type="float" office:value="0.00681651">
            <text:p>0.01</text:p>
          </table:table-cell>
          <table:table-cell/>
          <table:table-cell office:value-type="float" office:value="786435">
            <text:p>786435</text:p>
          </table:table-cell>
          <table:table-cell office:value-type="float" office:value="699.390266">
            <text:p>699.39</text:p>
          </table:table-cell>
          <table:table-cell office:value-type="float" office:value="0.00857893">
            <text:p>0.01</text:p>
          </table:table-cell>
          <table:table-cell/>
        </table:table-row>
        <table:table-row table:style-name="ro1">
          <table:table-cell/>
          <table:table-cell office:value-type="float" office:value="1048573">
            <text:p>1048573</text:p>
          </table:table-cell>
          <table:table-cell office:value-type="float" office:value="885.259848">
            <text:p>885.26</text:p>
          </table:table-cell>
          <table:table-cell office:value-type="float" office:value="0.00903687">
            <text:p>0.01</text:p>
          </table:table-cell>
          <table:table-cell/>
          <table:table-cell office:value-type="float" office:value="1048573">
            <text:p>1048573</text:p>
          </table:table-cell>
          <table:table-cell office:value-type="float" office:value="740.910921">
            <text:p>740.91</text:p>
          </table:table-cell>
          <table:table-cell office:value-type="float" office:value="0.01079749">
            <text:p>0.01</text:p>
          </table:table-cell>
          <table:table-cell/>
        </table:table-row>
        <table:table-row table:style-name="ro1">
          <table:table-cell/>
          <table:table-cell office:value-type="float" office:value="1048576">
            <text:p>1048576</text:p>
          </table:table-cell>
          <table:table-cell office:value-type="float" office:value="885.94665">
            <text:p>885.95</text:p>
          </table:table-cell>
          <table:table-cell office:value-type="float" office:value="0.00902989">
            <text:p>0.0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690.548967">
            <text:p>690.55</text:p>
          </table:table-cell>
          <table:table-cell office:value-type="float" office:value="0.01158499">
            <text:p>0.01</text:p>
          </table:table-cell>
          <table:table-cell/>
        </table:table-row>
        <table:table-row table:style-name="ro1">
          <table:table-cell/>
          <table:table-cell office:value-type="float" office:value="1048579">
            <text:p>1048579</text:p>
          </table:table-cell>
          <table:table-cell office:value-type="float" office:value="885.037837">
            <text:p>885.04</text:p>
          </table:table-cell>
          <table:table-cell office:value-type="float" office:value="0.00903919">
            <text:p>0.01</text:p>
          </table:table-cell>
          <table:table-cell/>
          <table:table-cell office:value-type="float" office:value="1048579">
            <text:p>1048579</text:p>
          </table:table-cell>
          <table:table-cell office:value-type="float" office:value="678.607704">
            <text:p>678.61</text:p>
          </table:table-cell>
          <table:table-cell office:value-type="float" office:value="0.01178888">
            <text:p>0.01</text:p>
          </table:table-cell>
          <table:table-cell/>
        </table:table-row>
        <table:table-row table:style-name="ro1">
          <table:table-cell/>
          <table:table-cell office:value-type="float" office:value="1572861">
            <text:p>1572861</text:p>
          </table:table-cell>
          <table:table-cell office:value-type="float" office:value="888.821328">
            <text:p>888.82</text:p>
          </table:table-cell>
          <table:table-cell office:value-type="float" office:value="0.013501">
            <text:p>0.01</text:p>
          </table:table-cell>
          <table:table-cell/>
          <table:table-cell office:value-type="float" office:value="1572861">
            <text:p>1572861</text:p>
          </table:table-cell>
          <table:table-cell office:value-type="float" office:value="717.331412">
            <text:p>717.33</text:p>
          </table:table-cell>
          <table:table-cell office:value-type="float" office:value="0.01672864">
            <text:p>0.02</text:p>
          </table:table-cell>
          <table:table-cell/>
        </table:table-row>
        <table:table-row table:style-name="ro1">
          <table:table-cell/>
          <table:table-cell office:value-type="float" office:value="1572864">
            <text:p>1572864</text:p>
          </table:table-cell>
          <table:table-cell office:value-type="float" office:value="889.349937">
            <text:p>889.35</text:p>
          </table:table-cell>
          <table:table-cell office:value-type="float" office:value="0.013493">
            <text:p>0.01</text:p>
          </table:table-cell>
          <table:table-cell/>
          <table:table-cell office:value-type="float" office:value="1572864">
            <text:p>1572864</text:p>
          </table:table-cell>
          <table:table-cell office:value-type="float" office:value="705.183355">
            <text:p>705.18</text:p>
          </table:table-cell>
          <table:table-cell office:value-type="float" office:value="0.01701685">
            <text:p>0.02</text:p>
          </table:table-cell>
          <table:table-cell/>
        </table:table-row>
        <table:table-row table:style-name="ro1">
          <table:table-cell/>
          <table:table-cell office:value-type="float" office:value="1572867">
            <text:p>1572867</text:p>
          </table:table-cell>
          <table:table-cell office:value-type="float" office:value="889.047266">
            <text:p>889.05</text:p>
          </table:table-cell>
          <table:table-cell office:value-type="float" office:value="0.01349762">
            <text:p>0.01</text:p>
          </table:table-cell>
          <table:table-cell/>
          <table:table-cell office:value-type="float" office:value="1572867">
            <text:p>1572867</text:p>
          </table:table-cell>
          <table:table-cell office:value-type="float" office:value="782.303147">
            <text:p>782.3</text:p>
          </table:table-cell>
          <table:table-cell office:value-type="float" office:value="0.01533935">
            <text:p>0.02</text:p>
          </table:table-cell>
          <table:table-cell/>
        </table:table-row>
        <table:table-row table:style-name="ro1">
          <table:table-cell/>
          <table:table-cell office:value-type="float" office:value="2097149">
            <text:p>2097149</text:p>
          </table:table-cell>
          <table:table-cell office:value-type="float" office:value="890.428389">
            <text:p>890.43</text:p>
          </table:table-cell>
          <table:table-cell office:value-type="float" office:value="0.01796885">
            <text:p>0.02</text:p>
          </table:table-cell>
          <table:table-cell/>
          <table:table-cell office:value-type="float" office:value="2097149">
            <text:p>2097149</text:p>
          </table:table-cell>
          <table:table-cell office:value-type="float" office:value="818.476009">
            <text:p>818.48</text:p>
          </table:table-cell>
          <table:table-cell office:value-type="float" office:value="0.0195485">
            <text:p>0.02</text:p>
          </table:table-cell>
          <table:table-cell/>
        </table:table-row>
        <table:table-row table:style-name="ro1">
          <table:table-cell/>
          <table:table-cell office:value-type="float" office:value="2097152">
            <text:p>2097152</text:p>
          </table:table-cell>
          <table:table-cell office:value-type="float" office:value="890.455262">
            <text:p>890.46</text:p>
          </table:table-cell>
          <table:table-cell office:value-type="float" office:value="0.01796834">
            <text:p>0.02</text:p>
          </table:table-cell>
          <table:table-cell/>
          <table:table-cell office:value-type="float" office:value="2097152">
            <text:p>2097152</text:p>
          </table:table-cell>
          <table:table-cell office:value-type="float" office:value="811.770467">
            <text:p>811.77</text:p>
          </table:table-cell>
          <table:table-cell office:value-type="float" office:value="0.01971001">
            <text:p>0.02</text:p>
          </table:table-cell>
          <table:table-cell/>
        </table:table-row>
        <table:table-row table:style-name="ro1">
          <table:table-cell/>
          <table:table-cell office:value-type="float" office:value="2097155">
            <text:p>2097155</text:p>
          </table:table-cell>
          <table:table-cell office:value-type="float" office:value="890.440782">
            <text:p>890.44</text:p>
          </table:table-cell>
          <table:table-cell office:value-type="float" office:value="0.01796865">
            <text:p>0.02</text:p>
          </table:table-cell>
          <table:table-cell/>
          <table:table-cell office:value-type="float" office:value="2097155">
            <text:p>2097155</text:p>
          </table:table-cell>
          <table:table-cell office:value-type="float" office:value="818.031114">
            <text:p>818.03</text:p>
          </table:table-cell>
          <table:table-cell office:value-type="float" office:value="0.01955919">
            <text:p>0.02</text:p>
          </table:table-cell>
          <table:table-cell/>
        </table:table-row>
        <table:table-row table:style-name="ro1">
          <table:table-cell/>
          <table:table-cell office:value-type="float" office:value="3145725">
            <text:p>3145725</text:p>
          </table:table-cell>
          <table:table-cell office:value-type="float" office:value="892.839594">
            <text:p>892.84</text:p>
          </table:table-cell>
          <table:table-cell office:value-type="float" office:value="0.0268805">
            <text:p>0.03</text:p>
          </table:table-cell>
          <table:table-cell/>
          <table:table-cell office:value-type="float" office:value="3145725">
            <text:p>3145725</text:p>
          </table:table-cell>
          <table:table-cell office:value-type="float" office:value="736.154533">
            <text:p>736.15</text:p>
          </table:table-cell>
          <table:table-cell office:value-type="float" office:value="0.03260182">
            <text:p>0.03</text:p>
          </table:table-cell>
          <table:table-cell/>
        </table:table-row>
        <table:table-row table:style-name="ro1">
          <table:table-cell/>
          <table:table-cell office:value-type="float" office:value="3145728">
            <text:p>3145728</text:p>
          </table:table-cell>
          <table:table-cell office:value-type="float" office:value="892.862883">
            <text:p>892.86</text:p>
          </table:table-cell>
          <table:table-cell office:value-type="float" office:value="0.02687983">
            <text:p>0.03</text:p>
          </table:table-cell>
          <table:table-cell/>
          <table:table-cell office:value-type="float" office:value="3145728">
            <text:p>3145728</text:p>
          </table:table-cell>
          <table:table-cell office:value-type="float" office:value="823.982515">
            <text:p>823.98</text:p>
          </table:table-cell>
          <table:table-cell office:value-type="float" office:value="0.02912683">
            <text:p>0.03</text:p>
          </table:table-cell>
          <table:table-cell/>
        </table:table-row>
        <table:table-row table:style-name="ro1">
          <table:table-cell/>
          <table:table-cell office:value-type="float" office:value="3145731">
            <text:p>3145731</text:p>
          </table:table-cell>
          <table:table-cell office:value-type="float" office:value="893.035357">
            <text:p>893.04</text:p>
          </table:table-cell>
          <table:table-cell office:value-type="float" office:value="0.02687466">
            <text:p>0.03</text:p>
          </table:table-cell>
          <table:table-cell/>
          <table:table-cell office:value-type="float" office:value="3145731">
            <text:p>3145731</text:p>
          </table:table-cell>
          <table:table-cell office:value-type="float" office:value="821.000434">
            <text:p>821</text:p>
          </table:table-cell>
          <table:table-cell office:value-type="float" office:value="0.02923266">
            <text:p>0.03</text:p>
          </table:table-cell>
          <table:table-cell/>
        </table:table-row>
        <table:table-row table:style-name="ro1">
          <table:table-cell/>
          <table:table-cell office:value-type="float" office:value="4194301">
            <text:p>4194301</text:p>
          </table:table-cell>
          <table:table-cell office:value-type="float" office:value="893.887346">
            <text:p>893.89</text:p>
          </table:table-cell>
          <table:table-cell office:value-type="float" office:value="0.03579867">
            <text:p>0.04</text:p>
          </table:table-cell>
          <table:table-cell/>
          <table:table-cell office:value-type="float" office:value="4194301">
            <text:p>4194301</text:p>
          </table:table-cell>
          <table:table-cell office:value-type="float" office:value="819.566441">
            <text:p>819.57</text:p>
          </table:table-cell>
          <table:table-cell office:value-type="float" office:value="0.03904501">
            <text:p>0.04</text:p>
          </table:table-cell>
          <table:table-cell/>
        </table:table-row>
        <table:table-row table:style-name="ro1">
          <table:table-cell/>
          <table:table-cell office:value-type="float" office:value="4194304">
            <text:p>4194304</text:p>
          </table:table-cell>
          <table:table-cell office:value-type="float" office:value="893.971339">
            <text:p>893.97</text:p>
          </table:table-cell>
          <table:table-cell office:value-type="float" office:value="0.03579533">
            <text:p>0.04</text:p>
          </table:table-cell>
          <table:table-cell/>
          <table:table-cell office:value-type="float" office:value="4194304">
            <text:p>4194304</text:p>
          </table:table-cell>
          <table:table-cell office:value-type="float" office:value="818.962091">
            <text:p>818.96</text:p>
          </table:table-cell>
          <table:table-cell office:value-type="float" office:value="0.03907385">
            <text:p>0.04</text:p>
          </table:table-cell>
          <table:table-cell/>
        </table:table-row>
        <table:table-row table:style-name="ro1">
          <table:table-cell/>
          <table:table-cell office:value-type="float" office:value="4194307">
            <text:p>4194307</text:p>
          </table:table-cell>
          <table:table-cell office:value-type="float" office:value="893.759656">
            <text:p>893.76</text:p>
          </table:table-cell>
          <table:table-cell office:value-type="float" office:value="0.03580383">
            <text:p>0.04</text:p>
          </table:table-cell>
          <table:table-cell/>
          <table:table-cell office:value-type="float" office:value="4194307">
            <text:p>4194307</text:p>
          </table:table-cell>
          <table:table-cell office:value-type="float" office:value="773.448929">
            <text:p>773.45</text:p>
          </table:table-cell>
          <table:table-cell office:value-type="float" office:value="0.04137316">
            <text:p>0.04</text:p>
          </table:table-cell>
          <table:table-cell/>
        </table:table-row>
        <table:table-row table:style-name="ro1">
          <table:table-cell/>
          <table:table-cell office:value-type="float" office:value="6291453">
            <text:p>6291453</text:p>
          </table:table-cell>
          <table:table-cell office:value-type="float" office:value="894.940876">
            <text:p>894.94</text:p>
          </table:table-cell>
          <table:table-cell office:value-type="float" office:value="0.0536348">
            <text:p>0.05</text:p>
          </table:table-cell>
          <table:table-cell/>
          <table:table-cell office:value-type="float" office:value="6291453">
            <text:p>6291453</text:p>
          </table:table-cell>
          <table:table-cell office:value-type="float" office:value="820.722893">
            <text:p>820.72</text:p>
          </table:table-cell>
          <table:table-cell office:value-type="float" office:value="0.058485">
            <text:p>0.06</text:p>
          </table:table-cell>
          <table:table-cell/>
        </table:table-row>
        <table:table-row table:style-name="ro1">
          <table:table-cell/>
          <table:table-cell office:value-type="float" office:value="6291456">
            <text:p>6291456</text:p>
          </table:table-cell>
          <table:table-cell office:value-type="float" office:value="894.890914">
            <text:p>894.89</text:p>
          </table:table-cell>
          <table:table-cell office:value-type="float" office:value="0.05363782">
            <text:p>0.05</text:p>
          </table:table-cell>
          <table:table-cell/>
          <table:table-cell office:value-type="float" office:value="6291456">
            <text:p>6291456</text:p>
          </table:table-cell>
          <table:table-cell office:value-type="float" office:value="823.638688">
            <text:p>823.64</text:p>
          </table:table-cell>
          <table:table-cell office:value-type="float" office:value="0.05827798">
            <text:p>0.06</text:p>
          </table:table-cell>
          <table:table-cell/>
        </table:table-row>
        <table:table-row table:style-name="ro1">
          <table:table-cell/>
          <table:table-cell office:value-type="float" office:value="6291459">
            <text:p>6291459</text:p>
          </table:table-cell>
          <table:table-cell office:value-type="float" office:value="895.055123">
            <text:p>895.06</text:p>
          </table:table-cell>
          <table:table-cell office:value-type="float" office:value="0.05362801">
            <text:p>0.05</text:p>
          </table:table-cell>
          <table:table-cell/>
          <table:table-cell office:value-type="float" office:value="6291459">
            <text:p>6291459</text:p>
          </table:table-cell>
          <table:table-cell office:value-type="float" office:value="817.504286">
            <text:p>817.5</text:p>
          </table:table-cell>
          <table:table-cell office:value-type="float" office:value="0.05871532">
            <text:p>0.06</text:p>
          </table:table-cell>
          <table:table-cell/>
        </table:table-row>
        <table:table-row table:style-name="ro1">
          <table:table-cell/>
          <table:table-cell office:value-type="float" office:value="8388605">
            <text:p>8388605</text:p>
          </table:table-cell>
          <table:table-cell office:value-type="float" office:value="895.248571">
            <text:p>895.25</text:p>
          </table:table-cell>
          <table:table-cell office:value-type="float" office:value="0.0714885">
            <text:p>0.07</text:p>
          </table:table-cell>
          <table:table-cell/>
          <table:table-cell office:value-type="float" office:value="8388605">
            <text:p>8388605</text:p>
          </table:table-cell>
          <table:table-cell office:value-type="float" office:value="817.680535">
            <text:p>817.68</text:p>
          </table:table-cell>
          <table:table-cell office:value-type="float" office:value="0.07827015">
            <text:p>0.08</text:p>
          </table:table-cell>
          <table:table-cell/>
        </table:table-row>
        <table:table-row table:style-name="ro1">
          <table:table-cell/>
          <table:table-cell office:value-type="float" office:value="8388608">
            <text:p>8388608</text:p>
          </table:table-cell>
          <table:table-cell office:value-type="float" office:value="895.265312">
            <text:p>895.27</text:p>
          </table:table-cell>
          <table:table-cell office:value-type="float" office:value="0.07148719">
            <text:p>0.07</text:p>
          </table:table-cell>
          <table:table-cell/>
          <table:table-cell office:value-type="float" office:value="8388608">
            <text:p>8388608</text:p>
          </table:table-cell>
          <table:table-cell office:value-type="float" office:value="823.022444">
            <text:p>823.02</text:p>
          </table:table-cell>
          <table:table-cell office:value-type="float" office:value="0.07776216">
            <text:p>0.08</text:p>
          </table:table-cell>
          <table:table-cell/>
        </table:table-row>
        <table:table-row table:style-name="ro1">
          <table:table-cell/>
          <table:table-cell office:value-type="float" office:value="8388611">
            <text:p>8388611</text:p>
          </table:table-cell>
          <table:table-cell office:value-type="float" office:value="895.318385">
            <text:p>895.32</text:p>
          </table:table-cell>
          <table:table-cell office:value-type="float" office:value="0.07148298">
            <text:p>0.07</text:p>
          </table:table-cell>
          <table:table-cell/>
          <table:table-cell office:value-type="float" office:value="8388611">
            <text:p>8388611</text:p>
          </table:table-cell>
          <table:table-cell office:value-type="float" office:value="826.934298">
            <text:p>826.93</text:p>
          </table:table-cell>
          <table:table-cell office:value-type="float" office:value="0.07739433">
            <text:p>0.08</text:p>
          </table:table-cell>
          <table:table-cell/>
        </table:table-row>
      </table:table>
      <table:table table:name="Windows network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>
            <text:p>Windows base</text:p>
          </table:table-cell>
          <table:table-cell table:number-columns-repeated="3"/>
          <table:table-cell office:value-type="string">
            <text:p>Windows Guest</text:p>
          </table:table-cell>
          <table:table-cell/>
          <table:table-cell office:value-type="string">
            <text:p>ratio</text:p>
          </table:table-cell>
        </table:table-row>
        <table:table-row table:style-name="ro1">
          <table:table-cell table:number-columns-repeated="2"/>
          <table:table-cell table:formula="of:=AVERAGE([.C3:.C126])" office:value-type="float" office:value="376.344094709677">
            <text:p>376.34</text:p>
          </table:table-cell>
          <table:table-cell table:number-columns-repeated="3"/>
          <table:table-cell table:formula="of:=AVERAGE([.G3:.G126])" office:value-type="float" office:value="182.300083419355">
            <text:p>182.3</text:p>
          </table:table-cell>
          <table:table-cell/>
          <table:table-cell table:formula="of:=[.G2]/[.C2]" office:value-type="float" office:value="0.484397353331627">
            <text:p>0.4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16272">
            <text:p>0.16</text:p>
          </table:table-cell>
          <table:table-cell office:value-type="float" office:value="0.00004689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015049">
            <text:p>0.02</text:p>
          </table:table-cell>
          <table:table-cell office:value-type="float" office:value="0.00050698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347933">
            <text:p>0.35</text:p>
          </table:table-cell>
          <table:table-cell office:value-type="float" office:value="0.00004386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.03215">
            <text:p>0.03</text:p>
          </table:table-cell>
          <table:table-cell office:value-type="float" office:value="0.00047462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514138">
            <text:p>0.51</text:p>
          </table:table-cell>
          <table:table-cell office:value-type="float" office:value="0.00004452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.047355">
            <text:p>0.05</text:p>
          </table:table-cell>
          <table:table-cell office:value-type="float" office:value="0.00048333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65264">
            <text:p>0.65</text:p>
          </table:table-cell>
          <table:table-cell office:value-type="float" office:value="0.00004676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.059727">
            <text:p>0.06</text:p>
          </table:table-cell>
          <table:table-cell office:value-type="float" office:value="0.00051095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940763">
            <text:p>0.94</text:p>
          </table:table-cell>
          <table:table-cell office:value-type="float" office:value="0.00004866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.095476">
            <text:p>0.1</text:p>
          </table:table-cell>
          <table:table-cell office:value-type="float" office:value="0.00047945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348023">
            <text:p>1.35</text:p>
          </table:table-cell>
          <table:table-cell office:value-type="float" office:value="0.00004528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.116471">
            <text:p>0.12</text:p>
          </table:table-cell>
          <table:table-cell office:value-type="float" office:value="0.00052404">
            <text:p>0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021484">
            <text:p>2.02</text:p>
          </table:table-cell>
          <table:table-cell office:value-type="float" office:value="0.00004529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.199904">
            <text:p>0.2</text:p>
          </table:table-cell>
          <table:table-cell office:value-type="float" office:value="0.00045798">
            <text:p>0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.962315">
            <text:p>1.96</text:p>
          </table:table-cell>
          <table:table-cell office:value-type="float" office:value="0.00005054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0.228882">
            <text:p>0.23</text:p>
          </table:table-cell>
          <table:table-cell office:value-type="float" office:value="0.00043333">
            <text:p>0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.857695">
            <text:p>2.86</text:p>
          </table:table-cell>
          <table:table-cell office:value-type="float" office:value="0.00004272">
            <text:p>0</text:p>
          </table:table-cell>
          <table:table-cell/>
          <table:table-cell office:value-type="float" office:value="16">
            <text:p>16</text:p>
          </table:table-cell>
          <table:table-cell office:value-type="float" office:value="0.278268">
            <text:p>0.28</text:p>
          </table:table-cell>
          <table:table-cell office:value-type="float" office:value="0.00043868">
            <text:p>0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.052249">
            <text:p>3.05</text:p>
          </table:table-cell>
          <table:table-cell office:value-type="float" office:value="0.00004749">
            <text:p>0</text:p>
          </table:table-cell>
          <table:table-cell/>
          <table:table-cell office:value-type="float" office:value="19">
            <text:p>19</text:p>
          </table:table-cell>
          <table:table-cell office:value-type="float" office:value="0.296875">
            <text:p>0.3</text:p>
          </table:table-cell>
          <table:table-cell office:value-type="float" office:value="0.00048828">
            <text:p>0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3.434333">
            <text:p>3.43</text:p>
          </table:table-cell>
          <table:table-cell office:value-type="float" office:value="0.00004665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0.333356">
            <text:p>0.33</text:p>
          </table:table-cell>
          <table:table-cell office:value-type="float" office:value="0.00048062">
            <text:p>0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.737968">
            <text:p>3.74</text:p>
          </table:table-cell>
          <table:table-cell office:value-type="float" office:value="0.00004899">
            <text:p>0</text:p>
          </table:table-cell>
          <table:table-cell/>
          <table:table-cell office:value-type="float" office:value="24">
            <text:p>24</text:p>
          </table:table-cell>
          <table:table-cell office:value-type="float" office:value="0.36098">
            <text:p>0.36</text:p>
          </table:table-cell>
          <table:table-cell office:value-type="float" office:value="0.00050725">
            <text:p>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4.225062">
            <text:p>4.23</text:p>
          </table:table-cell>
          <table:table-cell office:value-type="float" office:value="0.00004876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0.409044">
            <text:p>0.41</text:p>
          </table:table-cell>
          <table:table-cell office:value-type="float" office:value="0.0005036">
            <text:p>0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.334642">
            <text:p>4.33</text:p>
          </table:table-cell>
          <table:table-cell office:value-type="float" office:value="0.00005104">
            <text:p>0</text:p>
          </table:table-cell>
          <table:table-cell/>
          <table:table-cell office:value-type="float" office:value="29">
            <text:p>29</text:p>
          </table:table-cell>
          <table:table-cell office:value-type="float" office:value="0.499236">
            <text:p>0.5</text:p>
          </table:table-cell>
          <table:table-cell office:value-type="float" office:value="0.00044318">
            <text:p>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4.961572">
            <text:p>4.96</text:p>
          </table:table-cell>
          <table:table-cell office:value-type="float" office:value="0.00004921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.483802">
            <text:p>0.48</text:p>
          </table:table-cell>
          <table:table-cell office:value-type="float" office:value="0.00050463">
            <text:p>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5.286678">
            <text:p>5.29</text:p>
          </table:table-cell>
          <table:table-cell office:value-type="float" office:value="0.00005051">
            <text:p>0</text:p>
          </table:table-cell>
          <table:table-cell/>
          <table:table-cell office:value-type="float" office:value="35">
            <text:p>35</text:p>
          </table:table-cell>
          <table:table-cell office:value-type="float" office:value="0.514459">
            <text:p>0.51</text:p>
          </table:table-cell>
          <table:table-cell office:value-type="float" office:value="0.00051905">
            <text:p>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7.12473">
            <text:p>7.12</text:p>
          </table:table-cell>
          <table:table-cell office:value-type="float" office:value="0.00004819">
            <text:p>0</text:p>
          </table:table-cell>
          <table:table-cell/>
          <table:table-cell office:value-type="float" office:value="45">
            <text:p>45</text:p>
          </table:table-cell>
          <table:table-cell office:value-type="float" office:value="0.692945">
            <text:p>0.69</text:p>
          </table:table-cell>
          <table:table-cell office:value-type="float" office:value="0.00049545">
            <text:p>0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7.235287">
            <text:p>7.24</text:p>
          </table:table-cell>
          <table:table-cell office:value-type="float" office:value="0.00005061">
            <text:p>0</text:p>
          </table:table-cell>
          <table:table-cell/>
          <table:table-cell office:value-type="float" office:value="48">
            <text:p>48</text:p>
          </table:table-cell>
          <table:table-cell office:value-type="float" office:value="0.701033">
            <text:p>0.7</text:p>
          </table:table-cell>
          <table:table-cell office:value-type="float" office:value="0.00052239">
            <text:p>0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7.548528">
            <text:p>7.55</text:p>
          </table:table-cell>
          <table:table-cell office:value-type="float" office:value="0.00005155">
            <text:p>0</text:p>
          </table:table-cell>
          <table:table-cell/>
          <table:table-cell office:value-type="float" office:value="51">
            <text:p>51</text:p>
          </table:table-cell>
          <table:table-cell office:value-type="float" office:value="0.822128">
            <text:p>0.82</text:p>
          </table:table-cell>
          <table:table-cell office:value-type="float" office:value="0.00047328">
            <text:p>0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9.069211">
            <text:p>9.07</text:p>
          </table:table-cell>
          <table:table-cell office:value-type="float" office:value="0.00005132">
            <text:p>0</text:p>
          </table:table-cell>
          <table:table-cell/>
          <table:table-cell office:value-type="float" office:value="61">
            <text:p>61</text:p>
          </table:table-cell>
          <table:table-cell office:value-type="float" office:value="0.97852">
            <text:p>0.98</text:p>
          </table:table-cell>
          <table:table-cell office:value-type="float" office:value="0.00047561">
            <text:p>0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9.952634">
            <text:p>9.95</text:p>
          </table:table-cell>
          <table:table-cell office:value-type="float" office:value="0.00004906">
            <text:p>0</text:p>
          </table:table-cell>
          <table:table-cell/>
          <table:table-cell office:value-type="float" office:value="64">
            <text:p>64</text:p>
          </table:table-cell>
          <table:table-cell office:value-type="float" office:value="0.922807">
            <text:p>0.92</text:p>
          </table:table-cell>
          <table:table-cell office:value-type="float" office:value="0.00052913">
            <text:p>0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9.848219">
            <text:p>9.85</text:p>
          </table:table-cell>
          <table:table-cell office:value-type="float" office:value="0.0000519">
            <text:p>0</text:p>
          </table:table-cell>
          <table:table-cell/>
          <table:table-cell office:value-type="float" office:value="67">
            <text:p>67</text:p>
          </table:table-cell>
          <table:table-cell office:value-type="float" office:value="1.066311">
            <text:p>1.07</text:p>
          </table:table-cell>
          <table:table-cell office:value-type="float" office:value="0.00047938">
            <text:p>0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15.624822">
            <text:p>15.62</text:p>
          </table:table-cell>
          <table:table-cell office:value-type="float" office:value="0.00004541">
            <text:p>0</text:p>
          </table:table-cell>
          <table:table-cell/>
          <table:table-cell office:value-type="float" office:value="93">
            <text:p>93</text:p>
          </table:table-cell>
          <table:table-cell office:value-type="float" office:value="1.458125">
            <text:p>1.46</text:p>
          </table:table-cell>
          <table:table-cell office:value-type="float" office:value="0.00048661">
            <text:p>0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13.784562">
            <text:p>13.78</text:p>
          </table:table-cell>
          <table:table-cell office:value-type="float" office:value="0.00005313">
            <text:p>0</text:p>
          </table:table-cell>
          <table:table-cell/>
          <table:table-cell office:value-type="float" office:value="96">
            <text:p>96</text:p>
          </table:table-cell>
          <table:table-cell office:value-type="float" office:value="1.433454">
            <text:p>1.43</text:p>
          </table:table-cell>
          <table:table-cell office:value-type="float" office:value="0.00051095">
            <text:p>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5.396255">
            <text:p>15.4</text:p>
          </table:table-cell>
          <table:table-cell office:value-type="float" office:value="0.00004906">
            <text:p>0</text:p>
          </table:table-cell>
          <table:table-cell/>
          <table:table-cell office:value-type="float" office:value="99">
            <text:p>99</text:p>
          </table:table-cell>
          <table:table-cell office:value-type="float" office:value="1.595214">
            <text:p>1.6</text:p>
          </table:table-cell>
          <table:table-cell office:value-type="float" office:value="0.00047349">
            <text:p>0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18.119824">
            <text:p>18.12</text:p>
          </table:table-cell>
          <table:table-cell office:value-type="float" office:value="0.00005263">
            <text:p>0</text:p>
          </table:table-cell>
          <table:table-cell/>
          <table:table-cell office:value-type="float" office:value="125">
            <text:p>125</text:p>
          </table:table-cell>
          <table:table-cell office:value-type="float" office:value="1.858445">
            <text:p>1.86</text:p>
          </table:table-cell>
          <table:table-cell office:value-type="float" office:value="0.00051316">
            <text:p>0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9.572789">
            <text:p>19.57</text:p>
          </table:table-cell>
          <table:table-cell office:value-type="float" office:value="0.00004989">
            <text:p>0</text:p>
          </table:table-cell>
          <table:table-cell/>
          <table:table-cell office:value-type="float" office:value="128">
            <text:p>128</text:p>
          </table:table-cell>
          <table:table-cell office:value-type="float" office:value="1.994683">
            <text:p>1.99</text:p>
          </table:table-cell>
          <table:table-cell office:value-type="float" office:value="0.00048958">
            <text:p>0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21.626409">
            <text:p>21.63</text:p>
          </table:table-cell>
          <table:table-cell office:value-type="float" office:value="0.00004621">
            <text:p>0</text:p>
          </table:table-cell>
          <table:table-cell/>
          <table:table-cell office:value-type="float" office:value="131">
            <text:p>131</text:p>
          </table:table-cell>
          <table:table-cell office:value-type="float" office:value="2.190284">
            <text:p>2.19</text:p>
          </table:table-cell>
          <table:table-cell office:value-type="float" office:value="0.00045631">
            <text:p>0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25.909063">
            <text:p>25.91</text:p>
          </table:table-cell>
          <table:table-cell office:value-type="float" office:value="0.00005565">
            <text:p>0</text:p>
          </table:table-cell>
          <table:table-cell/>
          <table:table-cell office:value-type="float" office:value="189">
            <text:p>189</text:p>
          </table:table-cell>
          <table:table-cell office:value-type="float" office:value="2.989744">
            <text:p>2.99</text:p>
          </table:table-cell>
          <table:table-cell office:value-type="float" office:value="0.0004823">
            <text:p>0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28.28094">
            <text:p>28.28</text:p>
          </table:table-cell>
          <table:table-cell office:value-type="float" office:value="0.0000518">
            <text:p>0</text:p>
          </table:table-cell>
          <table:table-cell/>
          <table:table-cell office:value-type="float" office:value="192">
            <text:p>192</text:p>
          </table:table-cell>
          <table:table-cell office:value-type="float" office:value="2.887835">
            <text:p>2.89</text:p>
          </table:table-cell>
          <table:table-cell office:value-type="float" office:value="0.00050725">
            <text:p>0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27.565566">
            <text:p>27.57</text:p>
          </table:table-cell>
          <table:table-cell office:value-type="float" office:value="0.00005397">
            <text:p>0</text:p>
          </table:table-cell>
          <table:table-cell/>
          <table:table-cell office:value-type="float" office:value="195">
            <text:p>195</text:p>
          </table:table-cell>
          <table:table-cell office:value-type="float" office:value="3.16743">
            <text:p>3.17</text:p>
          </table:table-cell>
          <table:table-cell office:value-type="float" office:value="0.0004697">
            <text:p>0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39.585174">
            <text:p>39.59</text:p>
          </table:table-cell>
          <table:table-cell office:value-type="float" office:value="0.00004876">
            <text:p>0</text:p>
          </table:table-cell>
          <table:table-cell/>
          <table:table-cell office:value-type="float" office:value="253">
            <text:p>253</text:p>
          </table:table-cell>
          <table:table-cell office:value-type="float" office:value="4.607664">
            <text:p>4.61</text:p>
          </table:table-cell>
          <table:table-cell office:value-type="float" office:value="0.00041892">
            <text:p>0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6.589724">
            <text:p>36.59</text:p>
          </table:table-cell>
          <table:table-cell office:value-type="float" office:value="0.00005338">
            <text:p>0</text:p>
          </table:table-cell>
          <table:table-cell/>
          <table:table-cell office:value-type="float" office:value="256">
            <text:p>256</text:p>
          </table:table-cell>
          <table:table-cell office:value-type="float" office:value="3.687502">
            <text:p>3.69</text:p>
          </table:table-cell>
          <table:table-cell office:value-type="float" office:value="0.00052966">
            <text:p>0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40.115148">
            <text:p>40.12</text:p>
          </table:table-cell>
          <table:table-cell office:value-type="float" office:value="0.00004926">
            <text:p>0</text:p>
          </table:table-cell>
          <table:table-cell/>
          <table:table-cell office:value-type="float" office:value="259">
            <text:p>259</text:p>
          </table:table-cell>
          <table:table-cell office:value-type="float" office:value="3.994069">
            <text:p>3.99</text:p>
          </table:table-cell>
          <table:table-cell office:value-type="float" office:value="0.00049474">
            <text:p>0</text:p>
          </table:table-cell>
          <table:table-cell/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float" office:value="55.14915">
            <text:p>55.15</text:p>
          </table:table-cell>
          <table:table-cell office:value-type="float" office:value="0.00005271">
            <text:p>0</text:p>
          </table:table-cell>
          <table:table-cell/>
          <table:table-cell office:value-type="float" office:value="381">
            <text:p>381</text:p>
          </table:table-cell>
          <table:table-cell office:value-type="float" office:value="6.438721">
            <text:p>6.44</text:p>
          </table:table-cell>
          <table:table-cell office:value-type="float" office:value="0.00045146">
            <text:p>0</text:p>
          </table:table-cell>
          <table:table-cell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float" office:value="52.901788">
            <text:p>52.9</text:p>
          </table:table-cell>
          <table:table-cell office:value-type="float" office:value="0.00005538">
            <text:p>0</text:p>
          </table:table-cell>
          <table:table-cell/>
          <table:table-cell office:value-type="float" office:value="384">
            <text:p>384</text:p>
          </table:table-cell>
          <table:table-cell office:value-type="float" office:value="6.152341">
            <text:p>6.15</text:p>
          </table:table-cell>
          <table:table-cell office:value-type="float" office:value="0.00047619">
            <text:p>0</text:p>
          </table:table-cell>
          <table:table-cell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50.953036">
            <text:p>50.95</text:p>
          </table:table-cell>
          <table:table-cell office:value-type="float" office:value="0.00005795">
            <text:p>0</text:p>
          </table:table-cell>
          <table:table-cell/>
          <table:table-cell office:value-type="float" office:value="387">
            <text:p>387</text:p>
          </table:table-cell>
          <table:table-cell office:value-type="float" office:value="5.905153">
            <text:p>5.91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/>
          <table:table-cell office:value-type="float" office:value="509">
            <text:p>509</text:p>
          </table:table-cell>
          <table:table-cell office:value-type="float" office:value="73.658661">
            <text:p>73.66</text:p>
          </table:table-cell>
          <table:table-cell office:value-type="float" office:value="0.00005272">
            <text:p>0</text:p>
          </table:table-cell>
          <table:table-cell/>
          <table:table-cell office:value-type="float" office:value="509">
            <text:p>509</text:p>
          </table:table-cell>
          <table:table-cell office:value-type="float" office:value="8.518352">
            <text:p>8.52</text:p>
          </table:table-cell>
          <table:table-cell office:value-type="float" office:value="0.00045588">
            <text:p>0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7.803951">
            <text:p>67.8</text:p>
          </table:table-cell>
          <table:table-cell office:value-type="float" office:value="0.00005761">
            <text:p>0</text:p>
          </table:table-cell>
          <table:table-cell/>
          <table:table-cell office:value-type="float" office:value="512">
            <text:p>512</text:p>
          </table:table-cell>
          <table:table-cell office:value-type="float" office:value="7.812508">
            <text:p>7.81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float" office:value="72.814362">
            <text:p>72.81</text:p>
          </table:table-cell>
          <table:table-cell office:value-type="float" office:value="0.00005396">
            <text:p>0</text:p>
          </table:table-cell>
          <table:table-cell/>
          <table:table-cell office:value-type="float" office:value="515">
            <text:p>515</text:p>
          </table:table-cell>
          <table:table-cell office:value-type="float" office:value="8.359872">
            <text:p>8.36</text:p>
          </table:table-cell>
          <table:table-cell office:value-type="float" office:value="0.00047">
            <text:p>0</text:p>
          </table:table-cell>
          <table:table-cell/>
        </table:table-row>
        <table:table-row table:style-name="ro1">
          <table:table-cell/>
          <table:table-cell office:value-type="float" office:value="765">
            <text:p>765</text:p>
          </table:table-cell>
          <table:table-cell office:value-type="float" office:value="88.017974">
            <text:p>88.02</text:p>
          </table:table-cell>
          <table:table-cell office:value-type="float" office:value="0.00006631">
            <text:p>0</text:p>
          </table:table-cell>
          <table:table-cell/>
          <table:table-cell office:value-type="float" office:value="765">
            <text:p>765</text:p>
          </table:table-cell>
          <table:table-cell office:value-type="float" office:value="11.458803">
            <text:p>11.46</text:p>
          </table:table-cell>
          <table:table-cell office:value-type="float" office:value="0.00050935">
            <text:p>0</text:p>
          </table:table-cell>
          <table:table-cell/>
        </table:table-row>
        <table:table-row table:style-name="ro1">
          <table:table-cell/>
          <table:table-cell office:value-type="float" office:value="768">
            <text:p>768</text:p>
          </table:table-cell>
          <table:table-cell office:value-type="float" office:value="94.218791">
            <text:p>94.22</text:p>
          </table:table-cell>
          <table:table-cell office:value-type="float" office:value="0.00006219">
            <text:p>0</text:p>
          </table:table-cell>
          <table:table-cell/>
          <table:table-cell office:value-type="float" office:value="768">
            <text:p>768</text:p>
          </table:table-cell>
          <table:table-cell office:value-type="float" office:value="12.187492">
            <text:p>12.19</text:p>
          </table:table-cell>
          <table:table-cell office:value-type="float" office:value="0.00048077">
            <text:p>0</text:p>
          </table:table-cell>
          <table:table-cell/>
        </table:table-row>
        <table:table-row table:style-name="ro1">
          <table:table-cell/>
          <table:table-cell office:value-type="float" office:value="771">
            <text:p>771</text:p>
          </table:table-cell>
          <table:table-cell office:value-type="float" office:value="90.250761">
            <text:p>90.25</text:p>
          </table:table-cell>
          <table:table-cell office:value-type="float" office:value="0.00006518">
            <text:p>0</text:p>
          </table:table-cell>
          <table:table-cell/>
          <table:table-cell office:value-type="float" office:value="771">
            <text:p>771</text:p>
          </table:table-cell>
          <table:table-cell office:value-type="float" office:value="11.596466">
            <text:p>11.6</text:p>
          </table:table-cell>
          <table:table-cell office:value-type="float" office:value="0.00050725">
            <text:p>0</text:p>
          </table:table-cell>
          <table:table-cell/>
        </table:table-row>
        <table:table-row table:style-name="ro1">
          <table:table-cell/>
          <table:table-cell office:value-type="float" office:value="1021">
            <text:p>1021</text:p>
          </table:table-cell>
          <table:table-cell office:value-type="float" office:value="127.848537">
            <text:p>127.85</text:p>
          </table:table-cell>
          <table:table-cell office:value-type="float" office:value="0.00006093">
            <text:p>0</text:p>
          </table:table-cell>
          <table:table-cell/>
          <table:table-cell office:value-type="float" office:value="1021">
            <text:p>1021</text:p>
          </table:table-cell>
          <table:table-cell office:value-type="float" office:value="16.584322">
            <text:p>16.58</text:p>
          </table:table-cell>
          <table:table-cell office:value-type="float" office:value="0.0004697">
            <text:p>0</text:p>
          </table:table-cell>
          <table:table-cell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17.402551">
            <text:p>117.4</text:p>
          </table:table-cell>
          <table:table-cell office:value-type="float" office:value="0.00006654">
            <text:p>0</text:p>
          </table:table-cell>
          <table:table-cell/>
          <table:table-cell office:value-type="float" office:value="1024">
            <text:p>1024</text:p>
          </table:table-cell>
          <table:table-cell office:value-type="float" office:value="15.194952">
            <text:p>15.19</text:p>
          </table:table-cell>
          <table:table-cell office:value-type="float" office:value="0.00051415">
            <text:p>0</text:p>
          </table:table-cell>
          <table:table-cell/>
        </table:table-row>
        <table:table-row table:style-name="ro1">
          <table:table-cell/>
          <table:table-cell office:value-type="float" office:value="1027">
            <text:p>1027</text:p>
          </table:table-cell>
          <table:table-cell office:value-type="float" office:value="126.714182">
            <text:p>126.71</text:p>
          </table:table-cell>
          <table:table-cell office:value-type="float" office:value="0.00006184">
            <text:p>0</text:p>
          </table:table-cell>
          <table:table-cell/>
          <table:table-cell office:value-type="float" office:value="1027">
            <text:p>1027</text:p>
          </table:table-cell>
          <table:table-cell office:value-type="float" office:value="16.344792">
            <text:p>16.34</text:p>
          </table:table-cell>
          <table:table-cell office:value-type="float" office:value="0.00047938">
            <text:p>0</text:p>
          </table:table-cell>
          <table:table-cell/>
        </table:table-row>
        <table:table-row table:style-name="ro1">
          <table:table-cell/>
          <table:table-cell office:value-type="float" office:value="1533">
            <text:p>1533</text:p>
          </table:table-cell>
          <table:table-cell office:value-type="float" office:value="151.952634">
            <text:p>151.95</text:p>
          </table:table-cell>
          <table:table-cell office:value-type="float" office:value="0.00007697">
            <text:p>0</text:p>
          </table:table-cell>
          <table:table-cell/>
          <table:table-cell office:value-type="float" office:value="1533">
            <text:p>1533</text:p>
          </table:table-cell>
          <table:table-cell office:value-type="float" office:value="26.158504">
            <text:p>26.16</text:p>
          </table:table-cell>
          <table:table-cell office:value-type="float" office:value="0.00044712">
            <text:p>0</text:p>
          </table:table-cell>
          <table:table-cell/>
        </table:table-row>
        <table:table-row table:style-name="ro1">
          <table:table-cell/>
          <table:table-cell office:value-type="float" office:value="1536">
            <text:p>1536</text:p>
          </table:table-cell>
          <table:table-cell office:value-type="float" office:value="144.97768">
            <text:p>144.98</text:p>
          </table:table-cell>
          <table:table-cell office:value-type="float" office:value="0.00008083">
            <text:p>0</text:p>
          </table:table-cell>
          <table:table-cell/>
          <table:table-cell office:value-type="float" office:value="1536">
            <text:p>1536</text:p>
          </table:table-cell>
          <table:table-cell office:value-type="float" office:value="24.944183">
            <text:p>24.94</text:p>
          </table:table-cell>
          <table:table-cell office:value-type="float" office:value="0.0004698">
            <text:p>0</text:p>
          </table:table-cell>
          <table:table-cell/>
        </table:table-row>
        <table:table-row table:style-name="ro1">
          <table:table-cell/>
          <table:table-cell office:value-type="float" office:value="1539">
            <text:p>1539</text:p>
          </table:table-cell>
          <table:table-cell office:value-type="float" office:value="138.383598">
            <text:p>138.38</text:p>
          </table:table-cell>
          <table:table-cell office:value-type="float" office:value="0.00008485">
            <text:p>0</text:p>
          </table:table-cell>
          <table:table-cell/>
          <table:table-cell office:value-type="float" office:value="1539">
            <text:p>1539</text:p>
          </table:table-cell>
          <table:table-cell office:value-type="float" office:value="23.818763">
            <text:p>23.82</text:p>
          </table:table-cell>
          <table:table-cell office:value-type="float" office:value="0.00049296">
            <text:p>0</text:p>
          </table:table-cell>
          <table:table-cell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198.800794">
            <text:p>198.8</text:p>
          </table:table-cell>
          <table:table-cell office:value-type="float" office:value="0.00007848">
            <text:p>0</text:p>
          </table:table-cell>
          <table:table-cell/>
          <table:table-cell office:value-type="float" office:value="2045">
            <text:p>2045</text:p>
          </table:table-cell>
          <table:table-cell office:value-type="float" office:value="34.224025">
            <text:p>34.22</text:p>
          </table:table-cell>
          <table:table-cell office:value-type="float" office:value="0.00045588">
            <text:p>0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182.339404">
            <text:p>182.34</text:p>
          </table:table-cell>
          <table:table-cell office:value-type="float" office:value="0.00008569">
            <text:p>0</text:p>
          </table:table-cell>
          <table:table-cell/>
          <table:table-cell office:value-type="float" office:value="2048">
            <text:p>2048</text:p>
          </table:table-cell>
          <table:table-cell office:value-type="float" office:value="31.25003">
            <text:p>31.25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194.433502">
            <text:p>194.43</text:p>
          </table:table-cell>
          <table:table-cell office:value-type="float" office:value="0.00008048">
            <text:p>0</text:p>
          </table:table-cell>
          <table:table-cell/>
          <table:table-cell office:value-type="float" office:value="2051">
            <text:p>2051</text:p>
          </table:table-cell>
          <table:table-cell office:value-type="float" office:value="33.293382">
            <text:p>33.29</text:p>
          </table:table-cell>
          <table:table-cell office:value-type="float" office:value="0.00047">
            <text:p>0</text:p>
          </table:table-cell>
          <table:table-cell/>
        </table:table-row>
        <table:table-row table:style-name="ro1">
          <table:table-cell/>
          <table:table-cell office:value-type="float" office:value="3069">
            <text:p>3069</text:p>
          </table:table-cell>
          <table:table-cell office:value-type="float" office:value="234.901514">
            <text:p>234.9</text:p>
          </table:table-cell>
          <table:table-cell office:value-type="float" office:value="0.00009968">
            <text:p>0</text:p>
          </table:table-cell>
          <table:table-cell/>
          <table:table-cell office:value-type="float" office:value="3069">
            <text:p>3069</text:p>
          </table:table-cell>
          <table:table-cell office:value-type="float" office:value="45.540391">
            <text:p>45.54</text:p>
          </table:table-cell>
          <table:table-cell office:value-type="float" office:value="0.00051415">
            <text:p>0</text:p>
          </table:table-cell>
          <table:table-cell/>
        </table:table-row>
        <table:table-row table:style-name="ro1">
          <table:table-cell/>
          <table:table-cell office:value-type="float" office:value="3072">
            <text:p>3072</text:p>
          </table:table-cell>
          <table:table-cell office:value-type="float" office:value="250.500236">
            <text:p>250.5</text:p>
          </table:table-cell>
          <table:table-cell office:value-type="float" office:value="0.00009356">
            <text:p>0</text:p>
          </table:table-cell>
          <table:table-cell/>
          <table:table-cell office:value-type="float" office:value="3072">
            <text:p>3072</text:p>
          </table:table-cell>
          <table:table-cell office:value-type="float" office:value="48.374965">
            <text:p>48.37</text:p>
          </table:table-cell>
          <table:table-cell office:value-type="float" office:value="0.0004845">
            <text:p>0</text:p>
          </table:table-cell>
          <table:table-cell/>
        </table:table-row>
        <table:table-row table:style-name="ro1">
          <table:table-cell/>
          <table:table-cell office:value-type="float" office:value="3075">
            <text:p>3075</text:p>
          </table:table-cell>
          <table:table-cell office:value-type="float" office:value="267.260492">
            <text:p>267.26</text:p>
          </table:table-cell>
          <table:table-cell office:value-type="float" office:value="0.00008778">
            <text:p>0</text:p>
          </table:table-cell>
          <table:table-cell/>
          <table:table-cell office:value-type="float" office:value="3075">
            <text:p>3075</text:p>
          </table:table-cell>
          <table:table-cell office:value-type="float" office:value="45.915347">
            <text:p>45.92</text:p>
          </table:table-cell>
          <table:table-cell office:value-type="float" office:value="0.00051095">
            <text:p>0</text:p>
          </table:table-cell>
          <table:table-cell/>
        </table:table-row>
        <table:table-row table:style-name="ro1">
          <table:table-cell/>
          <table:table-cell office:value-type="float" office:value="4093">
            <text:p>4093</text:p>
          </table:table-cell>
          <table:table-cell office:value-type="float" office:value="304.264387">
            <text:p>304.26</text:p>
          </table:table-cell>
          <table:table-cell office:value-type="float" office:value="0.00010263">
            <text:p>0</text:p>
          </table:table-cell>
          <table:table-cell/>
          <table:table-cell office:value-type="float" office:value="4093">
            <text:p>4093</text:p>
          </table:table-cell>
          <table:table-cell office:value-type="float" office:value="65.476218">
            <text:p>65.48</text:p>
          </table:table-cell>
          <table:table-cell office:value-type="float" office:value="0.00047692">
            <text:p>0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279.243264">
            <text:p>279.24</text:p>
          </table:table-cell>
          <table:table-cell office:value-type="float" office:value="0.00011191">
            <text:p>0</text:p>
          </table:table-cell>
          <table:table-cell/>
          <table:table-cell office:value-type="float" office:value="4096">
            <text:p>4096</text:p>
          </table:table-cell>
          <table:table-cell office:value-type="float" office:value="59.63298">
            <text:p>59.63</text:p>
          </table:table-cell>
          <table:table-cell office:value-type="float" office:value="0.00052404">
            <text:p>0</text:p>
          </table:table-cell>
          <table:table-cell/>
        </table:table-row>
        <table:table-row table:style-name="ro1">
          <table:table-cell/>
          <table:table-cell office:value-type="float" office:value="4099">
            <text:p>4099</text:p>
          </table:table-cell>
          <table:table-cell office:value-type="float" office:value="300.623326">
            <text:p>300.62</text:p>
          </table:table-cell>
          <table:table-cell office:value-type="float" office:value="0.00010403">
            <text:p>0</text:p>
          </table:table-cell>
          <table:table-cell/>
          <table:table-cell office:value-type="float" office:value="4099">
            <text:p>4099</text:p>
          </table:table-cell>
          <table:table-cell office:value-type="float" office:value="63.211215">
            <text:p>63.21</text:p>
          </table:table-cell>
          <table:table-cell office:value-type="float" office:value="0.00049474">
            <text:p>0</text:p>
          </table:table-cell>
          <table:table-cell/>
        </table:table-row>
        <table:table-row table:style-name="ro1">
          <table:table-cell/>
          <table:table-cell office:value-type="float" office:value="6141">
            <text:p>6141</text:p>
          </table:table-cell>
          <table:table-cell office:value-type="float" office:value="363.48148">
            <text:p>363.48</text:p>
          </table:table-cell>
          <table:table-cell office:value-type="float" office:value="0.0001289">
            <text:p>0</text:p>
          </table:table-cell>
          <table:table-cell/>
          <table:table-cell office:value-type="float" office:value="6141">
            <text:p>6141</text:p>
          </table:table-cell>
          <table:table-cell office:value-type="float" office:value="86.826922">
            <text:p>86.83</text:p>
          </table:table-cell>
          <table:table-cell office:value-type="float" office:value="0.0005396">
            <text:p>0</text:p>
          </table:table-cell>
          <table:table-cell/>
        </table:table-row>
        <table:table-row table:style-name="ro1">
          <table:table-cell/>
          <table:table-cell office:value-type="float" office:value="6144">
            <text:p>6144</text:p>
          </table:table-cell>
          <table:table-cell office:value-type="float" office:value="346.205346">
            <text:p>346.21</text:p>
          </table:table-cell>
          <table:table-cell office:value-type="float" office:value="0.0001354">
            <text:p>0</text:p>
          </table:table-cell>
          <table:table-cell/>
          <table:table-cell office:value-type="float" office:value="6144">
            <text:p>6144</text:p>
          </table:table-cell>
          <table:table-cell office:value-type="float" office:value="92.99402">
            <text:p>92.99</text:p>
          </table:table-cell>
          <table:table-cell office:value-type="float" office:value="0.00050406">
            <text:p>0</text:p>
          </table:table-cell>
          <table:table-cell/>
        </table:table-row>
        <table:table-row table:style-name="ro1">
          <table:table-cell/>
          <table:table-cell office:value-type="float" office:value="6147">
            <text:p>6147</text:p>
          </table:table-cell>
          <table:table-cell office:value-type="float" office:value="369.179887">
            <text:p>369.18</text:p>
          </table:table-cell>
          <table:table-cell office:value-type="float" office:value="0.00012703">
            <text:p>0</text:p>
          </table:table-cell>
          <table:table-cell/>
          <table:table-cell office:value-type="float" office:value="6147">
            <text:p>6147</text:p>
          </table:table-cell>
          <table:table-cell office:value-type="float" office:value="88.435991">
            <text:p>88.44</text:p>
          </table:table-cell>
          <table:table-cell office:value-type="float" office:value="0.0005303">
            <text:p>0</text:p>
          </table:table-cell>
          <table:table-cell/>
        </table:table-row>
        <table:table-row table:style-name="ro1">
          <table:table-cell/>
          <table:table-cell office:value-type="float" office:value="8189">
            <text:p>8189</text:p>
          </table:table-cell>
          <table:table-cell office:value-type="float" office:value="419.718245">
            <text:p>419.72</text:p>
          </table:table-cell>
          <table:table-cell office:value-type="float" office:value="0.00014885">
            <text:p>0</text:p>
          </table:table-cell>
          <table:table-cell/>
          <table:table-cell office:value-type="float" office:value="8189">
            <text:p>8189</text:p>
          </table:table-cell>
          <table:table-cell office:value-type="float" office:value="124.954211">
            <text:p>124.95</text:p>
          </table:table-cell>
          <table:table-cell office:value-type="float" office:value="0.0005">
            <text:p>0</text:p>
          </table:table-cell>
          <table:table-cell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450.26934">
            <text:p>450.27</text:p>
          </table:table-cell>
          <table:table-cell office:value-type="float" office:value="0.00013881">
            <text:p>0</text:p>
          </table:table-cell>
          <table:table-cell/>
          <table:table-cell office:value-type="float" office:value="8192">
            <text:p>8192</text:p>
          </table:table-cell>
          <table:table-cell office:value-type="float" office:value="113.532036">
            <text:p>113.53</text:p>
          </table:table-cell>
          <table:table-cell office:value-type="float" office:value="0.00055051">
            <text:p>0</text:p>
          </table:table-cell>
          <table:table-cell/>
        </table:table-row>
        <table:table-row table:style-name="ro1">
          <table:table-cell/>
          <table:table-cell office:value-type="float" office:value="8195">
            <text:p>8195</text:p>
          </table:table-cell>
          <table:table-cell office:value-type="float" office:value="484.047865">
            <text:p>484.05</text:p>
          </table:table-cell>
          <table:table-cell office:value-type="float" office:value="0.00012917">
            <text:p>0</text:p>
          </table:table-cell>
          <table:table-cell/>
          <table:table-cell office:value-type="float" office:value="8195">
            <text:p>8195</text:p>
          </table:table-cell>
          <table:table-cell office:value-type="float" office:value="121.011996">
            <text:p>121.01</text:p>
          </table:table-cell>
          <table:table-cell office:value-type="float" office:value="0.00051667">
            <text:p>0</text:p>
          </table:table-cell>
          <table:table-cell/>
        </table:table-row>
        <table:table-row table:style-name="ro1">
          <table:table-cell/>
          <table:table-cell office:value-type="float" office:value="12285">
            <text:p>12285</text:p>
          </table:table-cell>
          <table:table-cell office:value-type="float" office:value="518.177206">
            <text:p>518.18</text:p>
          </table:table-cell>
          <table:table-cell office:value-type="float" office:value="0.00018088">
            <text:p>0</text:p>
          </table:table-cell>
          <table:table-cell/>
          <table:table-cell office:value-type="float" office:value="12285">
            <text:p>12285</text:p>
          </table:table-cell>
          <table:table-cell office:value-type="float" office:value="165.0973">
            <text:p>165.1</text:p>
          </table:table-cell>
          <table:table-cell office:value-type="float" office:value="0.00056771">
            <text:p>0</text:p>
          </table:table-cell>
          <table:table-cell/>
        </table:table-row>
        <table:table-row table:style-name="ro1">
          <table:table-cell/>
          <table:table-cell office:value-type="float" office:value="12288">
            <text:p>12288</text:p>
          </table:table-cell>
          <table:table-cell office:value-type="float" office:value="551.999618">
            <text:p>552</text:p>
          </table:table-cell>
          <table:table-cell office:value-type="float" office:value="0.00016984">
            <text:p>0</text:p>
          </table:table-cell>
          <table:table-cell/>
          <table:table-cell office:value-type="float" office:value="12288">
            <text:p>12288</text:p>
          </table:table-cell>
          <table:table-cell office:value-type="float" office:value="175.500103">
            <text:p>175.5</text:p>
          </table:table-cell>
          <table:table-cell office:value-type="float" office:value="0.00053419">
            <text:p>0</text:p>
          </table:table-cell>
          <table:table-cell/>
        </table:table-row>
        <table:table-row table:style-name="ro1">
          <table:table-cell/>
          <table:table-cell office:value-type="float" office:value="12291">
            <text:p>12291</text:p>
          </table:table-cell>
          <table:table-cell office:value-type="float" office:value="525.128365">
            <text:p>525.13</text:p>
          </table:table-cell>
          <table:table-cell office:value-type="float" office:value="0.00017857">
            <text:p>0</text:p>
          </table:table-cell>
          <table:table-cell/>
          <table:table-cell office:value-type="float" office:value="12291">
            <text:p>12291</text:p>
          </table:table-cell>
          <table:table-cell office:value-type="float" office:value="166.111941">
            <text:p>166.11</text:p>
          </table:table-cell>
          <table:table-cell office:value-type="float" office:value="0.00056452">
            <text:p>0</text:p>
          </table:table-cell>
          <table:table-cell/>
        </table:table-row>
        <table:table-row table:style-name="ro1">
          <table:table-cell/>
          <table:table-cell office:value-type="float" office:value="16381">
            <text:p>16381</text:p>
          </table:table-cell>
          <table:table-cell office:value-type="float" office:value="596.044056">
            <text:p>596.04</text:p>
          </table:table-cell>
          <table:table-cell office:value-type="float" office:value="0.00020968">
            <text:p>0</text:p>
          </table:table-cell>
          <table:table-cell/>
          <table:table-cell office:value-type="float" office:value="16381">
            <text:p>16381</text:p>
          </table:table-cell>
          <table:table-cell office:value-type="float" office:value="237.859698">
            <text:p>237.86</text:p>
          </table:table-cell>
          <table:table-cell office:value-type="float" office:value="0.00052542">
            <text:p>0</text:p>
          </table:table-cell>
          <table:table-cell/>
        </table:table-row>
        <table:table-row table:style-name="ro1">
          <table:table-cell/>
          <table:table-cell office:value-type="float" office:value="16384">
            <text:p>16384</text:p>
          </table:table-cell>
          <table:table-cell office:value-type="float" office:value="632.978192">
            <text:p>632.98</text:p>
          </table:table-cell>
          <table:table-cell office:value-type="float" office:value="0.00019748">
            <text:p>0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17.889998">
            <text:p>217.89</text:p>
          </table:table-cell>
          <table:table-cell office:value-type="float" office:value="0.00057368">
            <text:p>0</text:p>
          </table:table-cell>
          <table:table-cell/>
        </table:table-row>
        <table:table-row table:style-name="ro1">
          <table:table-cell/>
          <table:table-cell office:value-type="float" office:value="16387">
            <text:p>16387</text:p>
          </table:table-cell>
          <table:table-cell office:value-type="float" office:value="290.190727">
            <text:p>290.19</text:p>
          </table:table-cell>
          <table:table-cell office:value-type="float" office:value="0.00043083">
            <text:p>0</text:p>
          </table:table-cell>
          <table:table-cell/>
          <table:table-cell office:value-type="float" office:value="16387">
            <text:p>16387</text:p>
          </table:table-cell>
          <table:table-cell office:value-type="float" office:value="233.913995">
            <text:p>233.91</text:p>
          </table:table-cell>
          <table:table-cell office:value-type="float" office:value="0.00053448">
            <text:p>0</text:p>
          </table:table-cell>
          <table:table-cell/>
        </table:table-row>
        <table:table-row table:style-name="ro1">
          <table:table-cell/>
          <table:table-cell office:value-type="float" office:value="24573">
            <text:p>24573</text:p>
          </table:table-cell>
          <table:table-cell office:value-type="float" office:value="310.676199">
            <text:p>310.68</text:p>
          </table:table-cell>
          <table:table-cell office:value-type="float" office:value="0.00060345">
            <text:p>0</text:p>
          </table:table-cell>
          <table:table-cell/>
          <table:table-cell office:value-type="float" office:value="24573">
            <text:p>24573</text:p>
          </table:table-cell>
          <table:table-cell office:value-type="float" office:value="317.006415">
            <text:p>317.01</text:p>
          </table:table-cell>
          <table:table-cell office:value-type="float" office:value="0.0005914">
            <text:p>0</text:p>
          </table:table-cell>
          <table:table-cell/>
        </table:table-row>
        <table:table-row table:style-name="ro1">
          <table:table-cell/>
          <table:table-cell office:value-type="float" office:value="24576">
            <text:p>24576</text:p>
          </table:table-cell>
          <table:table-cell office:value-type="float" office:value="294.642996">
            <text:p>294.64</text:p>
          </table:table-cell>
          <table:table-cell office:value-type="float" office:value="0.00063636">
            <text:p>0</text:p>
          </table:table-cell>
          <table:table-cell/>
          <table:table-cell office:value-type="float" office:value="24576">
            <text:p>24576</text:p>
          </table:table-cell>
          <table:table-cell office:value-type="float" office:value="297.872093">
            <text:p>297.87</text:p>
          </table:table-cell>
          <table:table-cell office:value-type="float" office:value="0.00062946">
            <text:p>0</text:p>
          </table:table-cell>
          <table:table-cell/>
        </table:table-row>
        <table:table-row table:style-name="ro1">
          <table:table-cell/>
          <table:table-cell office:value-type="float" office:value="24579">
            <text:p>24579</text:p>
          </table:table-cell>
          <table:table-cell office:value-type="float" office:value="312.03818">
            <text:p>312.04</text:p>
          </table:table-cell>
          <table:table-cell office:value-type="float" office:value="0.00060096">
            <text:p>0</text:p>
          </table:table-cell>
          <table:table-cell/>
          <table:table-cell office:value-type="float" office:value="24579">
            <text:p>24579</text:p>
          </table:table-cell>
          <table:table-cell office:value-type="float" office:value="281.284446">
            <text:p>281.28</text:p>
          </table:table-cell>
          <table:table-cell office:value-type="float" office:value="0.00066667">
            <text:p>0</text:p>
          </table:table-cell>
          <table:table-cell/>
        </table:table-row>
        <table:table-row table:style-name="ro1">
          <table:table-cell/>
          <table:table-cell office:value-type="float" office:value="32765">
            <text:p>32765</text:p>
          </table:table-cell>
          <table:table-cell office:value-type="float" office:value="443.507324">
            <text:p>443.51</text:p>
          </table:table-cell>
          <table:table-cell office:value-type="float" office:value="0.00056364">
            <text:p>0</text:p>
          </table:table-cell>
          <table:table-cell/>
          <table:table-cell office:value-type="float" office:value="32765">
            <text:p>32765</text:p>
          </table:table-cell>
          <table:table-cell office:value-type="float" office:value="396.788809">
            <text:p>396.79</text:p>
          </table:table-cell>
          <table:table-cell office:value-type="float" office:value="0.00063">
            <text:p>0</text:p>
          </table:table-cell>
          <table:table-cell/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403.669998">
            <text:p>403.67</text:p>
          </table:table-cell>
          <table:table-cell office:value-type="float" office:value="0.00061932">
            <text:p>0</text:p>
          </table:table-cell>
          <table:table-cell/>
          <table:table-cell office:value-type="float" office:value="32768">
            <text:p>32768</text:p>
          </table:table-cell>
          <table:table-cell office:value-type="float" office:value="362.385414">
            <text:p>362.39</text:p>
          </table:table-cell>
          <table:table-cell office:value-type="float" office:value="0.00068987">
            <text:p>0</text:p>
          </table:table-cell>
          <table:table-cell/>
        </table:table-row>
        <table:table-row table:style-name="ro1">
          <table:table-cell/>
          <table:table-cell office:value-type="float" office:value="32771">
            <text:p>32771</text:p>
          </table:table-cell>
          <table:table-cell office:value-type="float" office:value="430.147413">
            <text:p>430.15</text:p>
          </table:table-cell>
          <table:table-cell office:value-type="float" office:value="0.00058125">
            <text:p>0</text:p>
          </table:table-cell>
          <table:table-cell/>
          <table:table-cell office:value-type="float" office:value="32771">
            <text:p>32771</text:p>
          </table:table-cell>
          <table:table-cell office:value-type="float" office:value="330.305453">
            <text:p>330.31</text:p>
          </table:table-cell>
          <table:table-cell office:value-type="float" office:value="0.00075694">
            <text:p>0</text:p>
          </table:table-cell>
          <table:table-cell/>
        </table:table-row>
        <table:table-row table:style-name="ro1">
          <table:table-cell/>
          <table:table-cell office:value-type="float" office:value="49149">
            <text:p>49149</text:p>
          </table:table-cell>
          <table:table-cell office:value-type="float" office:value="686.127923">
            <text:p>686.13</text:p>
          </table:table-cell>
          <table:table-cell office:value-type="float" office:value="0.00054651">
            <text:p>0</text:p>
          </table:table-cell>
          <table:table-cell/>
          <table:table-cell office:value-type="float" office:value="49149">
            <text:p>49149</text:p>
          </table:table-cell>
          <table:table-cell office:value-type="float" office:value="399.169065">
            <text:p>399.17</text:p>
          </table:table-cell>
          <table:table-cell office:value-type="float" office:value="0.00093939">
            <text:p>0</text:p>
          </table:table-cell>
          <table:table-cell/>
        </table:table-row>
        <table:table-row table:style-name="ro1">
          <table:table-cell/>
          <table:table-cell office:value-type="float" office:value="49152">
            <text:p>49152</text:p>
          </table:table-cell>
          <table:table-cell office:value-type="float" office:value="731.855105">
            <text:p>731.86</text:p>
          </table:table-cell>
          <table:table-cell office:value-type="float" office:value="0.0005124">
            <text:p>0</text:p>
          </table:table-cell>
          <table:table-cell/>
          <table:table-cell office:value-type="float" office:value="49152">
            <text:p>49152</text:p>
          </table:table-cell>
          <table:table-cell office:value-type="float" office:value="374.999911">
            <text:p>375</text:p>
          </table:table-cell>
          <table:table-cell office:value-type="float" office:value="0.001">
            <text:p>0</text:p>
          </table:table-cell>
          <table:table-cell/>
        </table:table-row>
        <table:table-row table:style-name="ro1">
          <table:table-cell/>
          <table:table-cell office:value-type="float" office:value="49155">
            <text:p>49155</text:p>
          </table:table-cell>
          <table:table-cell office:value-type="float" office:value="780.047711">
            <text:p>780.05</text:p>
          </table:table-cell>
          <table:table-cell office:value-type="float" office:value="0.00048077">
            <text:p>0</text:p>
          </table:table-cell>
          <table:table-cell/>
          <table:table-cell office:value-type="float" office:value="49155">
            <text:p>49155</text:p>
          </table:table-cell>
          <table:table-cell office:value-type="float" office:value="396.024077">
            <text:p>396.02</text:p>
          </table:table-cell>
          <table:table-cell office:value-type="float" office:value="0.00094697">
            <text:p>0</text:p>
          </table:table-cell>
          <table:table-cell/>
        </table:table-row>
        <table:table-row table:style-name="ro1">
          <table:table-cell/>
          <table:table-cell office:value-type="float" office:value="65533">
            <text:p>65533</text:p>
          </table:table-cell>
          <table:table-cell office:value-type="float" office:value="741.901653">
            <text:p>741.9</text:p>
          </table:table-cell>
          <table:table-cell office:value-type="float" office:value="0.00067391">
            <text:p>0</text:p>
          </table:table-cell>
          <table:table-cell/>
          <table:table-cell office:value-type="float" office:value="65533">
            <text:p>65533</text:p>
          </table:table-cell>
          <table:table-cell office:value-type="float" office:value="448.697053">
            <text:p>448.7</text:p>
          </table:table-cell>
          <table:table-cell office:value-type="float" office:value="0.00111429">
            <text:p>0</text:p>
          </table:table-cell>
          <table:table-cell/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474.359036">
            <text:p>474.36</text:p>
          </table:table-cell>
          <table:table-cell office:value-type="float" office:value="0.00105405">
            <text:p>0</text:p>
          </table:table-cell>
          <table:table-cell/>
          <table:table-cell office:value-type="float" office:value="65536">
            <text:p>65536</text:p>
          </table:table-cell>
          <table:table-cell office:value-type="float" office:value="282.05136">
            <text:p>282.05</text:p>
          </table:table-cell>
          <table:table-cell office:value-type="float" office:value="0.00177273">
            <text:p>0</text:p>
          </table:table-cell>
          <table:table-cell/>
        </table:table-row>
        <table:table-row table:style-name="ro1">
          <table:table-cell/>
          <table:table-cell office:value-type="float" office:value="65539">
            <text:p>65539</text:p>
          </table:table-cell>
          <table:table-cell office:value-type="float" office:value="505.399786">
            <text:p>505.4</text:p>
          </table:table-cell>
          <table:table-cell office:value-type="float" office:value="0.00098936">
            <text:p>0</text:p>
          </table:table-cell>
          <table:table-cell/>
          <table:table-cell office:value-type="float" office:value="65539">
            <text:p>65539</text:p>
          </table:table-cell>
          <table:table-cell office:value-type="float" office:value="297.885804">
            <text:p>297.89</text:p>
          </table:table-cell>
          <table:table-cell office:value-type="float" office:value="0.00167857">
            <text:p>0</text:p>
          </table:table-cell>
          <table:table-cell/>
        </table:table-row>
        <table:table-row table:style-name="ro1">
          <table:table-cell/>
          <table:table-cell office:value-type="float" office:value="98301">
            <text:p>98301</text:p>
          </table:table-cell>
          <table:table-cell office:value-type="float" office:value="599.981339">
            <text:p>599.98</text:p>
          </table:table-cell>
          <table:table-cell office:value-type="float" office:value="0.00125">
            <text:p>0</text:p>
          </table:table-cell>
          <table:table-cell/>
          <table:table-cell office:value-type="float" office:value="98301">
            <text:p>98301</text:p>
          </table:table-cell>
          <table:table-cell office:value-type="float" office:value="347.98942">
            <text:p>347.99</text:p>
          </table:table-cell>
          <table:table-cell office:value-type="float" office:value="0.00215517">
            <text:p>0</text:p>
          </table:table-cell>
          <table:table-cell/>
        </table:table-row>
        <table:table-row table:style-name="ro1">
          <table:table-cell/>
          <table:table-cell office:value-type="float" office:value="98304">
            <text:p>98304</text:p>
          </table:table-cell>
          <table:table-cell office:value-type="float" office:value="567.857535">
            <text:p>567.86</text:p>
          </table:table-cell>
          <table:table-cell office:value-type="float" office:value="0.00132075">
            <text:p>0</text:p>
          </table:table-cell>
          <table:table-cell/>
          <table:table-cell office:value-type="float" office:value="98304">
            <text:p>98304</text:p>
          </table:table-cell>
          <table:table-cell office:value-type="float" office:value="412.844366">
            <text:p>412.84</text:p>
          </table:table-cell>
          <table:table-cell office:value-type="float" office:value="0.00181667">
            <text:p>0</text:p>
          </table:table-cell>
          <table:table-cell/>
        </table:table-row>
        <table:table-row table:style-name="ro1">
          <table:table-cell/>
          <table:table-cell office:value-type="float" office:value="98307">
            <text:p>98307</text:p>
          </table:table-cell>
          <table:table-cell office:value-type="float" office:value="600.018793">
            <text:p>600.02</text:p>
          </table:table-cell>
          <table:table-cell office:value-type="float" office:value="0.00125">
            <text:p>0</text:p>
          </table:table-cell>
          <table:table-cell/>
          <table:table-cell office:value-type="float" office:value="98307">
            <text:p>98307</text:p>
          </table:table-cell>
          <table:table-cell office:value-type="float" office:value="382.990285">
            <text:p>382.99</text:p>
          </table:table-cell>
          <table:table-cell office:value-type="float" office:value="0.00195833">
            <text:p>0</text:p>
          </table:table-cell>
          <table:table-cell/>
        </table:table-row>
        <table:table-row table:style-name="ro1">
          <table:table-cell/>
          <table:table-cell office:value-type="float" office:value="131069">
            <text:p>131069</text:p>
          </table:table-cell>
          <table:table-cell office:value-type="float" office:value="559.127201">
            <text:p>559.13</text:p>
          </table:table-cell>
          <table:table-cell office:value-type="float" office:value="0.00178846">
            <text:p>0</text:p>
          </table:table-cell>
          <table:table-cell/>
          <table:table-cell office:value-type="float" office:value="131069">
            <text:p>131069</text:p>
          </table:table-cell>
          <table:table-cell office:value-type="float" office:value="435.887967">
            <text:p>435.89</text:p>
          </table:table-cell>
          <table:table-cell office:value-type="float" office:value="0.00229411">
            <text:p>0</text:p>
          </table:table-cell>
          <table:table-cell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495.413318">
            <text:p>495.41</text:p>
          </table:table-cell>
          <table:table-cell office:value-type="float" office:value="0.00201852">
            <text:p>0</text:p>
          </table:table-cell>
          <table:table-cell/>
          <table:table-cell office:value-type="float" office:value="131072">
            <text:p>131072</text:p>
          </table:table-cell>
          <table:table-cell office:value-type="float" office:value="300.000056">
            <text:p>300</text:p>
          </table:table-cell>
          <table:table-cell office:value-type="float" office:value="0.00333333">
            <text:p>0</text:p>
          </table:table-cell>
          <table:table-cell/>
        </table:table-row>
        <table:table-row table:style-name="ro1">
          <table:table-cell/>
          <table:table-cell office:value-type="float" office:value="131075">
            <text:p>131075</text:p>
          </table:table-cell>
          <table:table-cell office:value-type="float" office:value="1043.501479">
            <text:p>1043.5</text:p>
          </table:table-cell>
          <table:table-cell office:value-type="float" office:value="0.00095833">
            <text:p>0</text:p>
          </table:table-cell>
          <table:table-cell/>
          <table:table-cell office:value-type="float" office:value="131075">
            <text:p>131075</text:p>
          </table:table-cell>
          <table:table-cell office:value-type="float" office:value="319.156109">
            <text:p>319.16</text:p>
          </table:table-cell>
          <table:table-cell office:value-type="float" office:value="0.00313333">
            <text:p>0</text:p>
          </table:table-cell>
          <table:table-cell/>
        </table:table-row>
        <table:table-row table:style-name="ro1">
          <table:table-cell/>
          <table:table-cell office:value-type="float" office:value="196605">
            <text:p>196605</text:p>
          </table:table-cell>
          <table:table-cell office:value-type="float" office:value="834.211756">
            <text:p>834.21</text:p>
          </table:table-cell>
          <table:table-cell office:value-type="float" office:value="0.00179808">
            <text:p>0</text:p>
          </table:table-cell>
          <table:table-cell/>
          <table:table-cell office:value-type="float" office:value="196605">
            <text:p>196605</text:p>
          </table:table-cell>
          <table:table-cell office:value-type="float" office:value="359.994301">
            <text:p>359.99</text:p>
          </table:table-cell>
          <table:table-cell office:value-type="float" office:value="0.00416667">
            <text:p>0</text:p>
          </table:table-cell>
          <table:table-cell/>
        </table:table-row>
        <table:table-row table:style-name="ro1">
          <table:table-cell/>
          <table:table-cell office:value-type="float" office:value="196608">
            <text:p>196608</text:p>
          </table:table-cell>
          <table:table-cell office:value-type="float" office:value="888.000077">
            <text:p>888</text:p>
          </table:table-cell>
          <table:table-cell office:value-type="float" office:value="0.00168919">
            <text:p>0</text:p>
          </table:table-cell>
          <table:table-cell/>
          <table:table-cell office:value-type="float" office:value="196608">
            <text:p>196608</text:p>
          </table:table-cell>
          <table:table-cell office:value-type="float" office:value="359.999806">
            <text:p>360</text:p>
          </table:table-cell>
          <table:table-cell office:value-type="float" office:value="0.00416667">
            <text:p>0</text:p>
          </table:table-cell>
          <table:table-cell/>
        </table:table-row>
        <table:table-row table:style-name="ro1">
          <table:table-cell/>
          <table:table-cell office:value-type="float" office:value="196611">
            <text:p>196611</text:p>
          </table:table-cell>
          <table:table-cell office:value-type="float" office:value="684.220605">
            <text:p>684.22</text:p>
          </table:table-cell>
          <table:table-cell office:value-type="float" office:value="0.00219231">
            <text:p>0</text:p>
          </table:table-cell>
          <table:table-cell/>
          <table:table-cell office:value-type="float" office:value="196611">
            <text:p>196611</text:p>
          </table:table-cell>
          <table:table-cell office:value-type="float" office:value="307.69714">
            <text:p>307.7</text:p>
          </table:table-cell>
          <table:table-cell office:value-type="float" office:value="0.004875">
            <text:p>0</text:p>
          </table:table-cell>
          <table:table-cell/>
        </table:table-row>
        <table:table-row table:style-name="ro1">
          <table:table-cell/>
          <table:table-cell office:value-type="float" office:value="262141">
            <text:p>262141</text:p>
          </table:table-cell>
          <table:table-cell office:value-type="float" office:value="550.452856">
            <text:p>550.45</text:p>
          </table:table-cell>
          <table:table-cell office:value-type="float" office:value="0.00363333">
            <text:p>0</text:p>
          </table:table-cell>
          <table:table-cell/>
          <table:table-cell office:value-type="float" office:value="262141">
            <text:p>262141</text:p>
          </table:table-cell>
          <table:table-cell office:value-type="float" office:value="307.689205">
            <text:p>307.69</text:p>
          </table:table-cell>
          <table:table-cell office:value-type="float" office:value="0.00649999">
            <text:p>0.01</text:p>
          </table:table-cell>
          <table:table-cell/>
        </table:table-row>
        <table:table-row table:style-name="ro1">
          <table:table-cell/>
          <table:table-cell office:value-type="float" office:value="262144">
            <text:p>262144</text:p>
          </table:table-cell>
          <table:table-cell office:value-type="float" office:value="559.139288">
            <text:p>559.14</text:p>
          </table:table-cell>
          <table:table-cell office:value-type="float" office:value="0.00357693">
            <text:p>0</text:p>
          </table:table-cell>
          <table:table-cell/>
          <table:table-cell office:value-type="float" office:value="262144">
            <text:p>262144</text:p>
          </table:table-cell>
          <table:table-cell office:value-type="float" office:value="358.974865">
            <text:p>358.97</text:p>
          </table:table-cell>
          <table:table-cell office:value-type="float" office:value="0.00557142">
            <text:p>0.01</text:p>
          </table:table-cell>
          <table:table-cell/>
        </table:table-row>
        <table:table-row table:style-name="ro1">
          <table:table-cell/>
          <table:table-cell office:value-type="float" office:value="262147">
            <text:p>262147</text:p>
          </table:table-cell>
          <table:table-cell office:value-type="float" office:value="559.146318">
            <text:p>559.15</text:p>
          </table:table-cell>
          <table:table-cell office:value-type="float" office:value="0.00357692">
            <text:p>0</text:p>
          </table:table-cell>
          <table:table-cell/>
          <table:table-cell office:value-type="float" office:value="262147">
            <text:p>262147</text:p>
          </table:table-cell>
          <table:table-cell office:value-type="float" office:value="340.42946">
            <text:p>340.43</text:p>
          </table:table-cell>
          <table:table-cell office:value-type="float" office:value="0.005875">
            <text:p>0.01</text:p>
          </table:table-cell>
          <table:table-cell/>
        </table:table-row>
        <table:table-row table:style-name="ro1">
          <table:table-cell/>
          <table:table-cell office:value-type="float" office:value="393213">
            <text:p>393213</text:p>
          </table:table-cell>
          <table:table-cell office:value-type="float" office:value="557.138566">
            <text:p>557.14</text:p>
          </table:table-cell>
          <table:table-cell office:value-type="float" office:value="0.00538462">
            <text:p>0.01</text:p>
          </table:table-cell>
          <table:table-cell/>
          <table:table-cell office:value-type="float" office:value="393213">
            <text:p>393213</text:p>
          </table:table-cell>
          <table:table-cell office:value-type="float" office:value="342.854796">
            <text:p>342.85</text:p>
          </table:table-cell>
          <table:table-cell office:value-type="float" office:value="0.00874999">
            <text:p>0.01</text:p>
          </table:table-cell>
          <table:table-cell/>
        </table:table-row>
        <table:table-row table:style-name="ro1">
          <table:table-cell/>
          <table:table-cell office:value-type="float" office:value="393216">
            <text:p>393216</text:p>
          </table:table-cell>
          <table:table-cell office:value-type="float" office:value="575.99997">
            <text:p>576</text:p>
          </table:table-cell>
          <table:table-cell office:value-type="float" office:value="0.00520833">
            <text:p>0.01</text:p>
          </table:table-cell>
          <table:table-cell/>
          <table:table-cell office:value-type="float" office:value="393216">
            <text:p>393216</text:p>
          </table:table-cell>
          <table:table-cell office:value-type="float" office:value="446.808743">
            <text:p>446.81</text:p>
          </table:table-cell>
          <table:table-cell office:value-type="float" office:value="0.00671428">
            <text:p>0.01</text:p>
          </table:table-cell>
          <table:table-cell/>
        </table:table-row>
        <table:table-row table:style-name="ro1">
          <table:table-cell/>
          <table:table-cell office:value-type="float" office:value="393219">
            <text:p>393219</text:p>
          </table:table-cell>
          <table:table-cell office:value-type="float" office:value="576.004848">
            <text:p>576</text:p>
          </table:table-cell>
          <table:table-cell office:value-type="float" office:value="0.00520833">
            <text:p>0.01</text:p>
          </table:table-cell>
          <table:table-cell/>
          <table:table-cell office:value-type="float" office:value="393219">
            <text:p>393219</text:p>
          </table:table-cell>
          <table:table-cell office:value-type="float" office:value="385.717363">
            <text:p>385.72</text:p>
          </table:table-cell>
          <table:table-cell office:value-type="float" office:value="0.00777778">
            <text:p>0.01</text:p>
          </table:table-cell>
          <table:table-cell/>
        </table:table-row>
        <table:table-row table:style-name="ro1">
          <table:table-cell/>
          <table:table-cell office:value-type="float" office:value="524285">
            <text:p>524285</text:p>
          </table:table-cell>
          <table:table-cell office:value-type="float" office:value="615.380818">
            <text:p>615.38</text:p>
          </table:table-cell>
          <table:table-cell office:value-type="float" office:value="0.0065">
            <text:p>0.01</text:p>
          </table:table-cell>
          <table:table-cell/>
          <table:table-cell office:value-type="float" office:value="524285">
            <text:p>524285</text:p>
          </table:table-cell>
          <table:table-cell office:value-type="float" office:value="344.083739">
            <text:p>344.08</text:p>
          </table:table-cell>
          <table:table-cell office:value-type="float" office:value="0.01162501">
            <text:p>0.01</text:p>
          </table:table-cell>
          <table:table-cell/>
        </table:table-row>
        <table:table-row table:style-name="ro1">
          <table:table-cell/>
          <table:table-cell office:value-type="float" office:value="524288">
            <text:p>524288</text:p>
          </table:table-cell>
          <table:table-cell office:value-type="float" office:value="903.226296">
            <text:p>903.23</text:p>
          </table:table-cell>
          <table:table-cell office:value-type="float" office:value="0.00442857">
            <text:p>0</text:p>
          </table:table-cell>
          <table:table-cell/>
          <table:table-cell office:value-type="float" office:value="524288">
            <text:p>524288</text:p>
          </table:table-cell>
          <table:table-cell office:value-type="float" office:value="410.256687">
            <text:p>410.26</text:p>
          </table:table-cell>
          <table:table-cell office:value-type="float" office:value="0.00974999">
            <text:p>0.01</text:p>
          </table:table-cell>
          <table:table-cell/>
        </table:table-row>
        <table:table-row table:style-name="ro1">
          <table:table-cell/>
          <table:table-cell office:value-type="float" office:value="524291">
            <text:p>524291</text:p>
          </table:table-cell>
          <table:table-cell office:value-type="float" office:value="946.242316">
            <text:p>946.24</text:p>
          </table:table-cell>
          <table:table-cell office:value-type="float" office:value="0.00422727">
            <text:p>0</text:p>
          </table:table-cell>
          <table:table-cell/>
          <table:table-cell office:value-type="float" office:value="524291">
            <text:p>524291</text:p>
          </table:table-cell>
          <table:table-cell office:value-type="float" office:value="425.534605">
            <text:p>425.53</text:p>
          </table:table-cell>
          <table:table-cell office:value-type="float" office:value="0.00939999">
            <text:p>0.01</text:p>
          </table:table-cell>
          <table:table-cell/>
        </table:table-row>
        <table:table-row table:style-name="ro1">
          <table:table-cell/>
          <table:table-cell office:value-type="float" office:value="786429">
            <text:p>786429</text:p>
          </table:table-cell>
          <table:table-cell office:value-type="float" office:value="942.853118">
            <text:p>942.85</text:p>
          </table:table-cell>
          <table:table-cell office:value-type="float" office:value="0.00636364">
            <text:p>0.01</text:p>
          </table:table-cell>
          <table:table-cell/>
          <table:table-cell office:value-type="float" office:value="786429">
            <text:p>786429</text:p>
          </table:table-cell>
          <table:table-cell office:value-type="float" office:value="384.614066">
            <text:p>384.61</text:p>
          </table:table-cell>
          <table:table-cell office:value-type="float" office:value="0.01559999">
            <text:p>0.02</text:p>
          </table:table-cell>
          <table:table-cell/>
        </table:table-row>
        <table:table-row table:style-name="ro1">
          <table:table-cell/>
          <table:table-cell office:value-type="float" office:value="786432">
            <text:p>786432</text:p>
          </table:table-cell>
          <table:table-cell office:value-type="float" office:value="851.063469">
            <text:p>851.06</text:p>
          </table:table-cell>
          <table:table-cell office:value-type="float" office:value="0.00705">
            <text:p>0.01</text:p>
          </table:table-cell>
          <table:table-cell/>
          <table:table-cell office:value-type="float" office:value="786432">
            <text:p>786432</text:p>
          </table:table-cell>
          <table:table-cell office:value-type="float" office:value="440.366808">
            <text:p>440.37</text:p>
          </table:table-cell>
          <table:table-cell office:value-type="float" office:value="0.01362501">
            <text:p>0.01</text:p>
          </table:table-cell>
          <table:table-cell/>
        </table:table-row>
        <table:table-row table:style-name="ro1">
          <table:table-cell/>
          <table:table-cell office:value-type="float" office:value="786435">
            <text:p>786435</text:p>
          </table:table-cell>
          <table:table-cell office:value-type="float" office:value="627.909286">
            <text:p>627.91</text:p>
          </table:table-cell>
          <table:table-cell office:value-type="float" office:value="0.00955556">
            <text:p>0.01</text:p>
          </table:table-cell>
          <table:table-cell/>
          <table:table-cell office:value-type="float" office:value="786435">
            <text:p>786435</text:p>
          </table:table-cell>
          <table:table-cell office:value-type="float" office:value="440.368356">
            <text:p>440.37</text:p>
          </table:table-cell>
          <table:table-cell office:value-type="float" office:value="0.01362501">
            <text:p>0.01</text:p>
          </table:table-cell>
          <table:table-cell/>
        </table:table-row>
        <table:table-row table:style-name="ro1">
          <table:table-cell/>
          <table:table-cell office:value-type="float" office:value="1048573">
            <text:p>1048573</text:p>
          </table:table-cell>
          <table:table-cell office:value-type="float" office:value="615.382699">
            <text:p>615.38</text:p>
          </table:table-cell>
          <table:table-cell office:value-type="float" office:value="0.013">
            <text:p>0.01</text:p>
          </table:table-cell>
          <table:table-cell/>
          <table:table-cell office:value-type="float" office:value="1048573">
            <text:p>1048573</text:p>
          </table:table-cell>
          <table:table-cell office:value-type="float" office:value="383.99901">
            <text:p>384</text:p>
          </table:table-cell>
          <table:table-cell office:value-type="float" office:value="0.02083333">
            <text:p>0.02</text:p>
          </table:table-cell>
          <table:table-cell/>
        </table:table-row>
        <table:table-row table:style-name="ro1">
          <table:table-cell/>
          <table:table-cell office:value-type="float" office:value="1048576">
            <text:p>1048576</text:p>
          </table:table-cell>
          <table:table-cell office:value-type="float" office:value="615.385543">
            <text:p>615.39</text:p>
          </table:table-cell>
          <table:table-cell office:value-type="float" office:value="0.01299998">
            <text:p>0.0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384.000109">
            <text:p>384</text:p>
          </table:table-cell>
          <table:table-cell office:value-type="float" office:value="0.02083333">
            <text:p>0.02</text:p>
          </table:table-cell>
          <table:table-cell/>
        </table:table-row>
        <table:table-row table:style-name="ro1">
          <table:table-cell/>
          <table:table-cell office:value-type="float" office:value="1048579">
            <text:p>1048579</text:p>
          </table:table-cell>
          <table:table-cell office:value-type="float" office:value="761.90758">
            <text:p>761.91</text:p>
          </table:table-cell>
          <table:table-cell office:value-type="float" office:value="0.01049999">
            <text:p>0.01</text:p>
          </table:table-cell>
          <table:table-cell/>
          <table:table-cell office:value-type="float" office:value="1048579">
            <text:p>1048579</text:p>
          </table:table-cell>
          <table:table-cell office:value-type="float" office:value="384.000809">
            <text:p>384</text:p>
          </table:table-cell>
          <table:table-cell office:value-type="float" office:value="0.02083335">
            <text:p>0.02</text:p>
          </table:table-cell>
          <table:table-cell/>
        </table:table-row>
        <table:table-row table:style-name="ro1">
          <table:table-cell/>
          <table:table-cell office:value-type="float" office:value="1572861">
            <text:p>1572861</text:p>
          </table:table-cell>
          <table:table-cell office:value-type="float" office:value="680.849375">
            <text:p>680.85</text:p>
          </table:table-cell>
          <table:table-cell office:value-type="float" office:value="0.01762501">
            <text:p>0.02</text:p>
          </table:table-cell>
          <table:table-cell/>
          <table:table-cell office:value-type="float" office:value="1572861">
            <text:p>1572861</text:p>
          </table:table-cell>
          <table:table-cell office:value-type="float" office:value="385.025876">
            <text:p>385.03</text:p>
          </table:table-cell>
          <table:table-cell office:value-type="float" office:value="0.03116668">
            <text:p>0.03</text:p>
          </table:table-cell>
          <table:table-cell/>
        </table:table-row>
        <table:table-row table:style-name="ro1">
          <table:table-cell/>
          <table:table-cell office:value-type="float" office:value="1572864">
            <text:p>1572864</text:p>
          </table:table-cell>
          <table:table-cell office:value-type="float" office:value="660.550189">
            <text:p>660.55</text:p>
          </table:table-cell>
          <table:table-cell office:value-type="float" office:value="0.01816667">
            <text:p>0.02</text:p>
          </table:table-cell>
          <table:table-cell/>
          <table:table-cell office:value-type="float" office:value="1572864">
            <text:p>1572864</text:p>
          </table:table-cell>
          <table:table-cell office:value-type="float" office:value="356.435784">
            <text:p>356.44</text:p>
          </table:table-cell>
          <table:table-cell office:value-type="float" office:value="0.03366665">
            <text:p>0.03</text:p>
          </table:table-cell>
          <table:table-cell/>
        </table:table-row>
        <table:table-row table:style-name="ro1">
          <table:table-cell/>
          <table:table-cell office:value-type="float" office:value="1572867">
            <text:p>1572867</text:p>
          </table:table-cell>
          <table:table-cell office:value-type="float" office:value="660.551056">
            <text:p>660.55</text:p>
          </table:table-cell>
          <table:table-cell office:value-type="float" office:value="0.01816668">
            <text:p>0.02</text:p>
          </table:table-cell>
          <table:table-cell/>
          <table:table-cell office:value-type="float" office:value="1572867">
            <text:p>1572867</text:p>
          </table:table-cell>
          <table:table-cell office:value-type="float" office:value="354.680568">
            <text:p>354.68</text:p>
          </table:table-cell>
          <table:table-cell office:value-type="float" office:value="0.03383332">
            <text:p>0.03</text:p>
          </table:table-cell>
          <table:table-cell/>
        </table:table-row>
        <table:table-row table:style-name="ro1">
          <table:table-cell/>
          <table:table-cell office:value-type="float" office:value="2097149">
            <text:p>2097149</text:p>
          </table:table-cell>
          <table:table-cell office:value-type="float" office:value="1032.255373">
            <text:p>1032.26</text:p>
          </table:table-cell>
          <table:table-cell office:value-type="float" office:value="0.01550002">
            <text:p>0.02</text:p>
          </table:table-cell>
          <table:table-cell/>
          <table:table-cell office:value-type="float" office:value="2097149">
            <text:p>2097149</text:p>
          </table:table-cell>
          <table:table-cell office:value-type="float" office:value="410.255678">
            <text:p>410.26</text:p>
          </table:table-cell>
          <table:table-cell office:value-type="float" office:value="0.03900001">
            <text:p>0.04</text:p>
          </table:table-cell>
          <table:table-cell/>
        </table:table-row>
        <table:table-row table:style-name="ro1">
          <table:table-cell/>
          <table:table-cell office:value-type="float" office:value="2097152">
            <text:p>2097152</text:p>
          </table:table-cell>
          <table:table-cell office:value-type="float" office:value="880.733354">
            <text:p>880.73</text:p>
          </table:table-cell>
          <table:table-cell office:value-type="float" office:value="0.01816668">
            <text:p>0.02</text:p>
          </table:table-cell>
          <table:table-cell/>
          <table:table-cell office:value-type="float" office:value="2097152">
            <text:p>2097152</text:p>
          </table:table-cell>
          <table:table-cell office:value-type="float" office:value="440.367033">
            <text:p>440.37</text:p>
          </table:table-cell>
          <table:table-cell office:value-type="float" office:value="0.03633333">
            <text:p>0.04</text:p>
          </table:table-cell>
          <table:table-cell/>
        </table:table-row>
        <table:table-row table:style-name="ro1">
          <table:table-cell/>
          <table:table-cell office:value-type="float" office:value="2097155">
            <text:p>2097155</text:p>
          </table:table-cell>
          <table:table-cell office:value-type="float" office:value="880.736016">
            <text:p>880.74</text:p>
          </table:table-cell>
          <table:table-cell office:value-type="float" office:value="0.01816665">
            <text:p>0.02</text:p>
          </table:table-cell>
          <table:table-cell/>
          <table:table-cell office:value-type="float" office:value="2097155">
            <text:p>2097155</text:p>
          </table:table-cell>
          <table:table-cell office:value-type="float" office:value="384.000545">
            <text:p>384</text:p>
          </table:table-cell>
          <table:table-cell office:value-type="float" office:value="0.04166667">
            <text:p>0.04</text:p>
          </table:table-cell>
          <table:table-cell/>
        </table:table-row>
        <table:table-row table:style-name="ro1">
          <table:table-cell/>
          <table:table-cell office:value-type="float" office:value="3145725">
            <text:p>3145725</text:p>
          </table:table-cell>
          <table:table-cell office:value-type="float" office:value="923.075632">
            <text:p>923.08</text:p>
          </table:table-cell>
          <table:table-cell office:value-type="float" office:value="0.02600001">
            <text:p>0.03</text:p>
          </table:table-cell>
          <table:table-cell/>
          <table:table-cell office:value-type="float" office:value="3145725">
            <text:p>3145725</text:p>
          </table:table-cell>
          <table:table-cell office:value-type="float" office:value="383.999539">
            <text:p>384</text:p>
          </table:table-cell>
          <table:table-cell office:value-type="float" office:value="0.06250002">
            <text:p>0.06</text:p>
          </table:table-cell>
          <table:table-cell/>
        </table:table-row>
        <table:table-row table:style-name="ro1">
          <table:table-cell/>
          <table:table-cell office:value-type="float" office:value="3145728">
            <text:p>3145728</text:p>
          </table:table-cell>
          <table:table-cell office:value-type="float" office:value="615.384463">
            <text:p>615.38</text:p>
          </table:table-cell>
          <table:table-cell office:value-type="float" office:value="0.03900001">
            <text:p>0.04</text:p>
          </table:table-cell>
          <table:table-cell/>
          <table:table-cell office:value-type="float" office:value="3145728">
            <text:p>3145728</text:p>
          </table:table-cell>
          <table:table-cell office:value-type="float" office:value="385.026859">
            <text:p>385.03</text:p>
          </table:table-cell>
          <table:table-cell office:value-type="float" office:value="0.06233331">
            <text:p>0.06</text:p>
          </table:table-cell>
          <table:table-cell/>
        </table:table-row>
        <table:table-row table:style-name="ro1">
          <table:table-cell/>
          <table:table-cell office:value-type="float" office:value="3145731">
            <text:p>3145731</text:p>
          </table:table-cell>
          <table:table-cell office:value-type="float" office:value="660.550913">
            <text:p>660.55</text:p>
          </table:table-cell>
          <table:table-cell office:value-type="float" office:value="0.03633334">
            <text:p>0.04</text:p>
          </table:table-cell>
          <table:table-cell/>
          <table:table-cell office:value-type="float" office:value="3145731">
            <text:p>3145731</text:p>
          </table:table-cell>
          <table:table-cell office:value-type="float" office:value="385.027089">
            <text:p>385.03</text:p>
          </table:table-cell>
          <table:table-cell office:value-type="float" office:value="0.06233334">
            <text:p>0.06</text:p>
          </table:table-cell>
          <table:table-cell/>
        </table:table-row>
        <table:table-row table:style-name="ro1">
          <table:table-cell/>
          <table:table-cell office:value-type="float" office:value="4194301">
            <text:p>4194301</text:p>
          </table:table-cell>
          <table:table-cell office:value-type="float" office:value="724.527459">
            <text:p>724.53</text:p>
          </table:table-cell>
          <table:table-cell office:value-type="float" office:value="0.04416669">
            <text:p>0.04</text:p>
          </table:table-cell>
          <table:table-cell/>
          <table:table-cell office:value-type="float" office:value="4194301">
            <text:p>4194301</text:p>
          </table:table-cell>
          <table:table-cell office:value-type="float" office:value="361.581659">
            <text:p>361.58</text:p>
          </table:table-cell>
          <table:table-cell office:value-type="float" office:value="0.0885">
            <text:p>0.09</text:p>
          </table:table-cell>
          <table:table-cell/>
        </table:table-row>
        <table:table-row table:style-name="ro1">
          <table:table-cell/>
          <table:table-cell office:value-type="float" office:value="4194304">
            <text:p>4194304</text:p>
          </table:table-cell>
          <table:table-cell office:value-type="float" office:value="880.734312">
            <text:p>880.73</text:p>
          </table:table-cell>
          <table:table-cell office:value-type="float" office:value="0.03633332">
            <text:p>0.04</text:p>
          </table:table-cell>
          <table:table-cell/>
          <table:table-cell office:value-type="float" office:value="4194304">
            <text:p>4194304</text:p>
          </table:table-cell>
          <table:table-cell office:value-type="float" office:value="362.264178">
            <text:p>362.26</text:p>
          </table:table-cell>
          <table:table-cell office:value-type="float" office:value="0.08833333">
            <text:p>0.09</text:p>
          </table:table-cell>
          <table:table-cell/>
        </table:table-row>
        <table:table-row table:style-name="ro1">
          <table:table-cell/>
          <table:table-cell office:value-type="float" office:value="4194307">
            <text:p>4194307</text:p>
          </table:table-cell>
          <table:table-cell office:value-type="float" office:value="945.813775">
            <text:p>945.81</text:p>
          </table:table-cell>
          <table:table-cell office:value-type="float" office:value="0.03383332">
            <text:p>0.03</text:p>
          </table:table-cell>
          <table:table-cell/>
          <table:table-cell office:value-type="float" office:value="4194307">
            <text:p>4194307</text:p>
          </table:table-cell>
          <table:table-cell office:value-type="float" office:value="384.769884">
            <text:p>384.77</text:p>
          </table:table-cell>
          <table:table-cell office:value-type="float" office:value="0.08316665">
            <text:p>0.08</text:p>
          </table:table-cell>
          <table:table-cell/>
        </table:table-row>
        <table:table-row table:style-name="ro1">
          <table:table-cell/>
          <table:table-cell office:value-type="float" office:value="6291453">
            <text:p>6291453</text:p>
          </table:table-cell>
          <table:table-cell office:value-type="float" office:value="711.110583">
            <text:p>711.11</text:p>
          </table:table-cell>
          <table:table-cell office:value-type="float" office:value="0.06750002">
            <text:p>0.07</text:p>
          </table:table-cell>
          <table:table-cell/>
          <table:table-cell office:value-type="float" office:value="6291453">
            <text:p>6291453</text:p>
          </table:table-cell>
          <table:table-cell office:value-type="float" office:value="376.963173">
            <text:p>376.96</text:p>
          </table:table-cell>
          <table:table-cell office:value-type="float" office:value="0.12733333">
            <text:p>0.13</text:p>
          </table:table-cell>
          <table:table-cell/>
        </table:table-row>
        <table:table-row table:style-name="ro1">
          <table:table-cell/>
          <table:table-cell office:value-type="float" office:value="6291456">
            <text:p>6291456</text:p>
          </table:table-cell>
          <table:table-cell office:value-type="float" office:value="709.359678">
            <text:p>709.36</text:p>
          </table:table-cell>
          <table:table-cell office:value-type="float" office:value="0.06766666">
            <text:p>0.07</text:p>
          </table:table-cell>
          <table:table-cell/>
          <table:table-cell office:value-type="float" office:value="6291456">
            <text:p>6291456</text:p>
          </table:table-cell>
          <table:table-cell office:value-type="float" office:value="392.905821">
            <text:p>392.91</text:p>
          </table:table-cell>
          <table:table-cell office:value-type="float" office:value="0.12216668">
            <text:p>0.12</text:p>
          </table:table-cell>
          <table:table-cell/>
        </table:table-row>
        <table:table-row table:style-name="ro1">
          <table:table-cell/>
          <table:table-cell office:value-type="float" office:value="6291459">
            <text:p>6291459</text:p>
          </table:table-cell>
          <table:table-cell office:value-type="float" office:value="923.077209">
            <text:p>923.08</text:p>
          </table:table-cell>
          <table:table-cell office:value-type="float" office:value="0.05200001">
            <text:p>0.05</text:p>
          </table:table-cell>
          <table:table-cell/>
          <table:table-cell office:value-type="float" office:value="6291459">
            <text:p>6291459</text:p>
          </table:table-cell>
          <table:table-cell office:value-type="float" office:value="384.512811">
            <text:p>384.51</text:p>
          </table:table-cell>
          <table:table-cell office:value-type="float" office:value="0.12483335">
            <text:p>0.12</text:p>
          </table:table-cell>
          <table:table-cell/>
        </table:table-row>
        <table:table-row table:style-name="ro1">
          <table:table-cell/>
          <table:table-cell office:value-type="float" office:value="8388605">
            <text:p>8388605</text:p>
          </table:table-cell>
          <table:table-cell office:value-type="float" office:value="847.681604">
            <text:p>847.68</text:p>
          </table:table-cell>
          <table:table-cell office:value-type="float" office:value="0.07550002">
            <text:p>0.08</text:p>
          </table:table-cell>
          <table:table-cell/>
          <table:table-cell office:value-type="float" office:value="8388605">
            <text:p>8388605</text:p>
          </table:table-cell>
          <table:table-cell office:value-type="float" office:value="403.785363">
            <text:p>403.79</text:p>
          </table:table-cell>
          <table:table-cell office:value-type="float" office:value="0.15849999">
            <text:p>0.16</text:p>
          </table:table-cell>
          <table:table-cell/>
        </table:table-row>
        <table:table-row table:style-name="ro1">
          <table:table-cell/>
          <table:table-cell office:value-type="float" office:value="8388608">
            <text:p>8388608</text:p>
          </table:table-cell>
          <table:table-cell office:value-type="float" office:value="767.999911">
            <text:p>768</text:p>
          </table:table-cell>
          <table:table-cell office:value-type="float" office:value="0.08333334">
            <text:p>0.08</text:p>
          </table:table-cell>
          <table:table-cell/>
          <table:table-cell office:value-type="float" office:value="8388608">
            <text:p>8388608</text:p>
          </table:table-cell>
          <table:table-cell office:value-type="float" office:value="390.6409">
            <text:p>390.64</text:p>
          </table:table-cell>
          <table:table-cell office:value-type="float" office:value="0.16383333">
            <text:p>0.16</text:p>
          </table:table-cell>
          <table:table-cell/>
        </table:table-row>
        <table:table-row table:style-name="ro1">
          <table:table-cell/>
          <table:table-cell office:value-type="float" office:value="8388611">
            <text:p>8388611</text:p>
          </table:table-cell>
          <table:table-cell office:value-type="float" office:value="912.114442">
            <text:p>912.11</text:p>
          </table:table-cell>
          <table:table-cell office:value-type="float" office:value="0.07016666">
            <text:p>0.07</text:p>
          </table:table-cell>
          <table:table-cell/>
          <table:table-cell office:value-type="float" office:value="8388611">
            <text:p>8388611</text:p>
          </table:table-cell>
          <table:table-cell office:value-type="float" office:value="378.698398">
            <text:p>378.7</text:p>
          </table:table-cell>
          <table:table-cell office:value-type="float" office:value="0.16899998">
            <text:p>0.17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2:4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dd Deshane</meta:initial-creator>
    <meta:creation-date>2010-08-08T12:31:32</meta:creation-date>
    <dc:date>2010-08-08T12:46:06</dc:date>
    <dc:creator>Todd Deshane</dc:creator>
    <meta:editing-duration>PT00H14M36S</meta:editing-duration>
    <meta:editing-cycles>3</meta:editing-cycles>
    <meta:generator>OpenOffice.org/3.1$Unix OpenOffice.org_project/310m19$Build-9420</meta:generator>
    <meta:document-statistic meta:table-count="3" meta:cell-count="1500" meta:object-count="0"/>
  </office:meta>
</office:document-meta>
</file>